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74d4"/>
    </style:style>
    <style:style style:name="P2" style:family="paragraph" style:parent-style-name="Standard">
      <style:text-properties officeooo:rsid="000b74d4" officeooo:paragraph-rsid="000b74d4"/>
    </style:style>
    <style:style style:name="P3" style:family="paragraph" style:parent-style-name="Standard">
      <style:paragraph-properties fo:text-align="center" style:justify-single-word="false"/>
      <style:text-properties officeooo:rsid="000b74d4"/>
    </style:style>
    <style:style style:name="P4" style:family="paragraph" style:parent-style-name="Standard">
      <style:text-properties fo:font-weight="bold" officeooo:rsid="000b74d4" officeooo:paragraph-rsid="000b74d4" style:font-weight-asian="bold" style:font-weight-complex="bold"/>
    </style:style>
    <style:style style:name="P5" style:family="paragraph" style:parent-style-name="Standard">
      <style:text-properties fo:font-weight="normal" officeooo:rsid="000b74d4" officeooo:paragraph-rsid="000b74d4" style:font-weight-asian="normal" style:font-weight-complex="normal"/>
    </style:style>
    <style:style style:name="P6" style:family="paragraph" style:parent-style-name="Standard">
      <style:text-properties fo:font-weight="normal" officeooo:rsid="000b74d4" officeooo:paragraph-rsid="000cd858" style:font-weight-asian="normal" style:font-weight-complex="normal"/>
    </style:style>
    <style:style style:name="P7" style:family="paragraph" style:parent-style-name="Standard">
      <style:text-properties fo:font-weight="normal" officeooo:rsid="000b74d4" officeooo:paragraph-rsid="000e3aab" style:font-weight-asian="normal" style:font-weight-complex="normal"/>
    </style:style>
    <style:style style:name="P8" style:family="paragraph" style:parent-style-name="Standard">
      <style:text-properties fo:font-weight="normal" officeooo:rsid="000b74d4" officeooo:paragraph-rsid="000ed9f7" style:font-weight-asian="normal" style:font-weight-complex="normal"/>
    </style:style>
    <style:style style:name="P9" style:family="paragraph" style:parent-style-name="Standard">
      <style:text-properties fo:font-weight="normal" officeooo:rsid="000e3aab" officeooo:paragraph-rsid="000cd858" style:font-weight-asian="normal" style:font-weight-complex="normal"/>
    </style:style>
    <style:style style:name="P10" style:family="paragraph" style:parent-style-name="Standard">
      <style:text-properties fo:font-weight="normal" officeooo:rsid="000e3aab" officeooo:paragraph-rsid="000e3aab" style:font-weight-asian="normal" style:font-weight-complex="normal"/>
    </style:style>
    <style:style style:name="P11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e"/>
    </style:style>
    <style:style style:name="P12" style:family="paragraph" style:parent-style-name="Standard">
      <style:paragraph-properties style:line-height-at-least="0.423cm"/>
      <style:text-properties fo:color="#000000" style:font-name="Droid Sans Mono" fo:font-size="9pt" fo:font-weight="normal" officeooo:paragraph-rsid="000e3aab" fo:background-color="#fffffe"/>
    </style:style>
    <style:style style:name="P13" style:family="paragraph" style:parent-style-name="Standard">
      <style:text-properties fo:color="#000000" style:font-name="Droid Sans Mono" fo:font-size="9pt" fo:font-weight="normal" officeooo:rsid="000b74d4" officeooo:paragraph-rsid="000b74d4" fo:background-color="#fffffe" style:font-weight-asian="normal" style:font-weight-complex="normal"/>
    </style:style>
    <style:style style:name="P14" style:family="paragraph" style:parent-style-name="Standard">
      <style:paragraph-properties style:line-height-at-least="0.423cm"/>
      <style:text-properties fo:color="#000000" style:font-name="Droid Sans Mono" fo:font-size="9pt" fo:font-weight="normal" officeooo:rsid="000b74d4" officeooo:paragraph-rsid="000e3aab" fo:background-color="#fffffe" style:font-weight-asian="normal" style:font-weight-complex="normal"/>
    </style:style>
    <style:style style:name="P15" style:family="paragraph" style:parent-style-name="Standard">
      <style:text-properties fo:color="#000000" style:font-name="Droid Sans Mono" fo:font-size="9pt" fo:font-weight="normal" officeooo:rsid="000e3aab" officeooo:paragraph-rsid="000cd858" fo:background-color="#fffffe" style:font-weight-asian="normal" style:font-weight-complex="normal"/>
    </style:style>
    <style:style style:name="P16" style:family="paragraph" style:parent-style-name="Standard">
      <style:text-properties fo:color="#000000" style:font-name="Droid Sans Mono" fo:font-size="9pt" fo:font-weight="normal" officeooo:rsid="000e3aab" officeooo:paragraph-rsid="000e3aab" fo:background-color="#fffffe" style:font-weight-asian="normal" style:font-weight-complex="normal"/>
    </style:style>
    <style:style style:name="P17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0e3aab" fo:background-color="#fffffe" style:font-weight-asian="bold" style:font-weight-complex="bold"/>
    </style:style>
    <style:style style:name="P18" style:family="paragraph" style:parent-style-name="Standard">
      <style:paragraph-properties style:line-height-at-least="0.423cm"/>
      <style:text-properties fo:color="#000000" fo:background-color="#fffffe"/>
    </style:style>
    <style:style style:name="P19" style:family="paragraph" style:parent-style-name="Standard">
      <style:paragraph-properties style:line-height-at-least="0.423cm"/>
      <style:text-properties fo:color="#000000" officeooo:paragraph-rsid="000e3aab" fo:background-color="#fffffe"/>
    </style:style>
    <style:style style:name="P20" style:family="paragraph" style:parent-style-name="Standard" style:list-style-name="L1">
      <style:text-properties officeooo:rsid="000b74d4" officeooo:paragraph-rsid="000b74d4"/>
    </style:style>
    <style:style style:name="P21" style:family="paragraph" style:parent-style-name="Standard">
      <style:text-properties fo:font-weight="bold" officeooo:rsid="000ed9f7" officeooo:paragraph-rsid="000e3aab" style:font-weight-asian="bold" style:font-weight-complex="bold"/>
    </style:style>
    <style:style style:name="P22" style:family="paragraph" style:parent-style-name="Standard">
      <style:text-properties fo:font-weight="bold" officeooo:rsid="000ed9f7" officeooo:paragraph-rsid="000ed9f7" style:font-weight-asian="bold" style:font-weight-complex="bold"/>
    </style:style>
    <style:style style:name="P23" style:family="paragraph" style:parent-style-name="Standard">
      <style:paragraph-properties style:line-height-at-least="0.423cm"/>
      <style:text-properties fo:font-weight="bold" officeooo:rsid="0010766e" officeooo:paragraph-rsid="0010766e" style:font-weight-asian="bold" style:font-weight-complex="bold"/>
    </style:style>
    <style:style style:name="P24" style:family="paragraph" style:parent-style-name="Standard">
      <style:text-properties fo:font-weight="bold" officeooo:rsid="0010766e" officeooo:paragraph-rsid="0010766e" style:font-weight-asian="bold" style:font-weight-complex="bold"/>
    </style:style>
    <style:style style:name="P25" style:family="paragraph" style:parent-style-name="Standard">
      <style:paragraph-properties style:line-height-at-least="0.423cm"/>
      <style:text-properties fo:font-weight="bold" officeooo:rsid="0011a262" officeooo:paragraph-rsid="0011a262" style:font-weight-asian="bold" style:font-weight-complex="bold"/>
    </style:style>
    <style:style style:name="P26" style:family="paragraph" style:parent-style-name="Standard">
      <style:text-properties fo:font-weight="normal" officeooo:rsid="0010766e" officeooo:paragraph-rsid="0010766e" style:font-weight-asian="normal" style:font-weight-complex="normal"/>
    </style:style>
    <style:style style:name="P27" style:family="paragraph" style:parent-style-name="Standard">
      <style:text-properties fo:font-weight="normal" officeooo:rsid="000e3aab" officeooo:paragraph-rsid="000e3aab" style:font-weight-asian="normal" style:font-weight-complex="normal"/>
    </style:style>
    <style:style style:name="P28" style:family="paragraph" style:parent-style-name="Standard">
      <style:text-properties fo:font-weight="normal" officeooo:rsid="000e3aab" officeooo:paragraph-rsid="0010766e" style:font-weight-asian="normal" style:font-weight-complex="normal"/>
    </style:style>
    <style:style style:name="P29" style:family="paragraph" style:parent-style-name="Standard">
      <style:text-properties fo:font-weight="normal" officeooo:rsid="000e3aab" officeooo:paragraph-rsid="000cd858" style:font-weight-asian="normal" style:font-weight-complex="normal"/>
    </style:style>
    <style:style style:name="P30" style:family="paragraph" style:parent-style-name="Standard">
      <style:text-properties fo:font-weight="normal" officeooo:paragraph-rsid="0010766e"/>
    </style:style>
    <style:style style:name="P31" style:family="paragraph" style:parent-style-name="Standard">
      <style:text-properties fo:font-weight="normal" officeooo:rsid="0010766e" officeooo:paragraph-rsid="0010766e"/>
    </style:style>
    <style:style style:name="P32" style:family="paragraph" style:parent-style-name="Standard">
      <style:text-properties fo:font-weight="normal" officeooo:rsid="0010766e" officeooo:paragraph-rsid="0011a262"/>
    </style:style>
    <style:style style:name="P33" style:family="paragraph" style:parent-style-name="Standard">
      <style:text-properties fo:font-weight="normal" officeooo:rsid="0010766e" officeooo:paragraph-rsid="0012911b"/>
    </style:style>
    <style:style style:name="P34" style:family="paragraph" style:parent-style-name="Standard">
      <style:paragraph-properties style:line-height-at-least="0.423cm"/>
      <style:text-properties fo:font-weight="normal" officeooo:rsid="0010766e" officeooo:paragraph-rsid="0010766e" style:font-weight-asian="bold" style:font-weight-complex="bold"/>
    </style:style>
    <style:style style:name="P35" style:family="paragraph" style:parent-style-name="Standard">
      <style:paragraph-properties style:line-height-at-least="0.423cm"/>
      <style:text-properties fo:font-weight="normal" officeooo:rsid="0010766e" officeooo:paragraph-rsid="001ce559" style:font-weight-asian="bold" style:font-weight-complex="bold"/>
    </style:style>
    <style:style style:name="P36" style:family="paragraph" style:parent-style-name="Standard">
      <style:paragraph-properties style:line-height-at-least="0.423cm"/>
      <style:text-properties fo:font-weight="normal" officeooo:rsid="0010766e" officeooo:paragraph-rsid="002062ee" style:font-weight-asian="bold" style:font-weight-complex="bold"/>
    </style:style>
    <style:style style:name="P37" style:family="paragraph" style:parent-style-name="Standard">
      <style:paragraph-properties style:line-height-at-least="0.423cm"/>
      <style:text-properties fo:font-weight="normal" officeooo:rsid="0010766e" officeooo:paragraph-rsid="0022886d" style:font-weight-asian="bold" style:font-weight-complex="bold"/>
    </style:style>
    <style:style style:name="P38" style:family="paragraph" style:parent-style-name="Standard">
      <style:paragraph-properties style:line-height-at-least="0.423cm"/>
      <style:text-properties fo:font-weight="normal" officeooo:rsid="0010766e" officeooo:paragraph-rsid="0027518e" style:font-weight-asian="bold" style:font-weight-complex="bold"/>
    </style:style>
    <style:style style:name="P39" style:family="paragraph" style:parent-style-name="Standard">
      <style:paragraph-properties style:line-height-at-least="0.423cm"/>
      <style:text-properties fo:font-weight="normal" officeooo:rsid="0010766e" officeooo:paragraph-rsid="002dde14" style:font-weight-asian="bold" style:font-weight-complex="bold"/>
    </style:style>
    <style:style style:name="P40" style:family="paragraph" style:parent-style-name="Standard">
      <style:paragraph-properties style:line-height-at-least="0.423cm"/>
      <style:text-properties fo:font-weight="normal" officeooo:rsid="0010766e" officeooo:paragraph-rsid="002e7952" style:font-weight-asian="bold" style:font-weight-complex="bold"/>
    </style:style>
    <style:style style:name="P41" style:family="paragraph" style:parent-style-name="Standard">
      <style:paragraph-properties style:line-height-at-least="0.423cm"/>
      <style:text-properties fo:font-weight="normal" officeooo:rsid="0010766e" officeooo:paragraph-rsid="0030b615" style:font-weight-asian="bold" style:font-weight-complex="bold"/>
    </style:style>
    <style:style style:name="P42" style:family="paragraph" style:parent-style-name="Standard">
      <style:paragraph-properties style:line-height-at-least="0.423cm"/>
      <style:text-properties fo:font-weight="normal" officeooo:rsid="00220f6d" officeooo:paragraph-rsid="00220f6d" style:font-weight-asian="bold" style:font-weight-complex="bold"/>
    </style:style>
    <style:style style:name="P43" style:family="paragraph" style:parent-style-name="Standard">
      <style:paragraph-properties style:line-height-at-least="0.423cm"/>
      <style:text-properties fo:font-weight="normal" officeooo:rsid="0023a7a1" officeooo:paragraph-rsid="0023a7a1" style:font-weight-asian="bold" style:font-weight-complex="bold"/>
    </style:style>
    <style:style style:name="P44" style:family="paragraph" style:parent-style-name="Standard">
      <style:paragraph-properties style:line-height-at-least="0.423cm"/>
      <style:text-properties fo:font-weight="normal" officeooo:rsid="0023a7a1" officeooo:paragraph-rsid="0027518e" style:font-weight-asian="bold" style:font-weight-complex="bold"/>
    </style:style>
    <style:style style:name="P45" style:family="paragraph" style:parent-style-name="Standard">
      <style:paragraph-properties style:line-height-at-least="0.423cm"/>
      <style:text-properties fo:font-weight="normal" officeooo:rsid="0023a7a1" officeooo:paragraph-rsid="0030b615" style:font-weight-asian="bold" style:font-weight-complex="bold"/>
    </style:style>
    <style:style style:name="P46" style:family="paragraph" style:parent-style-name="Standard">
      <style:paragraph-properties style:line-height-at-least="0.423cm"/>
      <style:text-properties fo:font-weight="normal" officeooo:rsid="0023a7a1" officeooo:paragraph-rsid="0038f4cc" style:font-weight-asian="bold" style:font-weight-complex="bold"/>
    </style:style>
    <style:style style:name="P47" style:family="paragraph" style:parent-style-name="Standard">
      <style:text-properties fo:font-weight="normal" officeooo:paragraph-rsid="0011a262"/>
    </style:style>
    <style:style style:name="P48" style:family="paragraph" style:parent-style-name="Standard">
      <style:text-properties fo:font-weight="normal" officeooo:rsid="0011a262" officeooo:paragraph-rsid="0011a262"/>
    </style:style>
    <style:style style:name="P49" style:family="paragraph" style:parent-style-name="Standard">
      <style:text-properties fo:font-weight="normal" officeooo:paragraph-rsid="0012911b"/>
    </style:style>
    <style:style style:name="P50" style:family="paragraph" style:parent-style-name="Standard">
      <style:text-properties fo:font-weight="normal" officeooo:paragraph-rsid="00161d9b"/>
    </style:style>
    <style:style style:name="P51" style:family="paragraph" style:parent-style-name="Standard">
      <style:text-properties fo:font-weight="normal" officeooo:paragraph-rsid="0019d8e6"/>
    </style:style>
    <style:style style:name="P52" style:family="paragraph" style:parent-style-name="Standard">
      <style:text-properties fo:font-weight="normal" officeooo:paragraph-rsid="001ce559"/>
    </style:style>
    <style:style style:name="P53" style:family="paragraph" style:parent-style-name="Standard">
      <style:text-properties fo:font-weight="normal" officeooo:paragraph-rsid="002062ee"/>
    </style:style>
    <style:style style:name="P54" style:family="paragraph" style:parent-style-name="Standard">
      <style:text-properties fo:font-weight="normal" officeooo:paragraph-rsid="0022886d"/>
    </style:style>
    <style:style style:name="P55" style:family="paragraph" style:parent-style-name="Standard">
      <style:text-properties fo:font-weight="normal" officeooo:paragraph-rsid="0027518e"/>
    </style:style>
    <style:style style:name="P56" style:family="paragraph" style:parent-style-name="Standard">
      <style:text-properties fo:font-weight="normal" officeooo:paragraph-rsid="002dde14"/>
    </style:style>
    <style:style style:name="P57" style:family="paragraph" style:parent-style-name="Standard">
      <style:text-properties fo:font-weight="normal" officeooo:paragraph-rsid="002e7952"/>
    </style:style>
    <style:style style:name="P58" style:family="paragraph" style:parent-style-name="Standard">
      <style:text-properties fo:font-weight="normal" officeooo:paragraph-rsid="0030b615"/>
    </style:style>
    <style:style style:name="P59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0e3aab" fo:background-color="#fffffe" style:font-weight-asian="bold" style:font-weight-complex="bold"/>
    </style:style>
    <style:style style:name="P60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1a262" fo:background-color="#fffffe" style:font-weight-asian="bold" style:font-weight-complex="bold"/>
    </style:style>
    <style:style style:name="P61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2911b" fo:background-color="#fffffe" style:font-weight-asian="bold" style:font-weight-complex="bold"/>
    </style:style>
    <style:style style:name="P62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61d9b" fo:background-color="#fffffe" style:font-weight-asian="bold" style:font-weight-complex="bold"/>
    </style:style>
    <style:style style:name="P63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9d8e6" fo:background-color="#fffffe" style:font-weight-asian="bold" style:font-weight-complex="bold"/>
    </style:style>
    <style:style style:name="P64" style:family="paragraph" style:parent-style-name="Standard">
      <style:paragraph-properties style:line-height-at-least="0.423cm"/>
      <style:text-properties fo:color="#000000" style:font-name="Droid Sans Mono" fo:font-size="9pt" fo:font-weight="bold" officeooo:rsid="0010766e" officeooo:paragraph-rsid="0010766e" fo:background-color="#fffffe" style:font-weight-asian="bold" style:font-weight-complex="bold"/>
    </style:style>
    <style:style style:name="P65" style:family="paragraph" style:parent-style-name="Standard">
      <style:paragraph-properties style:line-height-at-least="0.423cm"/>
      <style:text-properties fo:color="#000000" style:font-name="Droid Sans Mono" fo:font-size="9pt" fo:font-weight="bold" officeooo:rsid="0012911b" officeooo:paragraph-rsid="0012911b" fo:background-color="#fffffe" style:font-weight-asian="bold" style:font-weight-complex="bold"/>
    </style:style>
    <style:style style:name="P66" style:family="paragraph" style:parent-style-name="Standard">
      <style:paragraph-properties style:line-height-at-least="0.423cm"/>
      <style:text-properties fo:color="#000000" style:font-name="Droid Sans Mono" fo:font-size="9pt" fo:font-weight="bold" officeooo:rsid="00147b7b" officeooo:paragraph-rsid="00147b7b" fo:background-color="#fffffe" style:font-weight-asian="bold" style:font-weight-complex="bold"/>
    </style:style>
    <style:style style:name="P67" style:family="paragraph" style:parent-style-name="Standard">
      <style:paragraph-properties style:line-height-at-least="0.423cm"/>
      <style:text-properties fo:color="#000000" style:font-name="Droid Sans Mono" fo:font-size="9pt" fo:font-weight="bold" officeooo:rsid="0019d8e6" officeooo:paragraph-rsid="0019d8e6" fo:background-color="#fffffe" style:font-weight-asian="bold" style:font-weight-complex="bold"/>
    </style:style>
    <style:style style:name="P68" style:family="paragraph" style:parent-style-name="Standard">
      <style:paragraph-properties style:line-height-at-least="0.423cm"/>
      <style:text-properties fo:color="#000000" style:font-name="Droid Sans Mono" fo:font-size="9pt" fo:font-weight="bold" officeooo:rsid="001ce559" officeooo:paragraph-rsid="001ce559" fo:background-color="#fffffe" style:font-weight-asian="bold" style:font-weight-complex="bold"/>
    </style:style>
    <style:style style:name="P69" style:family="paragraph" style:parent-style-name="Standard">
      <style:paragraph-properties style:line-height-at-least="0.423cm"/>
      <style:text-properties fo:color="#000000" style:font-name="Droid Sans Mono" fo:font-size="9pt" fo:font-weight="bold" officeooo:rsid="001e6fb8" officeooo:paragraph-rsid="001e6fb8" fo:background-color="#fffffe" style:font-weight-asian="bold" style:font-weight-complex="bold"/>
    </style:style>
    <style:style style:name="P70" style:family="paragraph" style:parent-style-name="Standard">
      <style:paragraph-properties style:line-height-at-least="0.423cm"/>
      <style:text-properties fo:color="#000000" style:font-name="Droid Sans Mono" fo:font-size="9pt" fo:font-weight="bold" officeooo:rsid="001e6fb8" officeooo:paragraph-rsid="0022886d" fo:background-color="#fffffe" style:font-weight-asian="bold" style:font-weight-complex="bold"/>
    </style:style>
    <style:style style:name="P71" style:family="paragraph" style:parent-style-name="Standard">
      <style:paragraph-properties style:line-height-at-least="0.423cm"/>
      <style:text-properties fo:color="#000000" style:font-name="Droid Sans Mono" fo:font-size="9pt" fo:font-weight="bold" officeooo:rsid="001e6fb8" officeooo:paragraph-rsid="0030b615" fo:background-color="#fffffe" style:font-weight-asian="bold" style:font-weight-complex="bold"/>
    </style:style>
    <style:style style:name="P72" style:family="paragraph" style:parent-style-name="Standard">
      <style:paragraph-properties style:line-height-at-least="0.423cm"/>
      <style:text-properties fo:color="#000000" style:font-name="Droid Sans Mono" fo:font-size="9pt" fo:font-weight="bold" officeooo:rsid="0027518e" officeooo:paragraph-rsid="0027518e" fo:background-color="#fffffe" style:font-weight-asian="bold" style:font-weight-complex="bold"/>
    </style:style>
    <style:style style:name="P73" style:family="paragraph" style:parent-style-name="Standard">
      <style:paragraph-properties style:line-height-at-least="0.423cm"/>
      <style:text-properties fo:color="#000000" style:font-name="Droid Sans Mono" fo:font-size="9pt" fo:font-weight="bold" officeooo:rsid="0027518e" officeooo:paragraph-rsid="0030b615" fo:background-color="#fffffe" style:font-weight-asian="bold" style:font-weight-complex="bold"/>
    </style:style>
    <style:style style:name="P74" style:family="paragraph" style:parent-style-name="Standard">
      <style:paragraph-properties style:line-height-at-least="0.423cm"/>
      <style:text-properties fo:color="#000000" style:font-name="Droid Sans Mono" fo:font-size="9pt" fo:font-weight="bold" officeooo:rsid="002dde14" officeooo:paragraph-rsid="002dde14" fo:background-color="#fffffe" style:font-weight-asian="bold" style:font-weight-complex="bold"/>
    </style:style>
    <style:style style:name="P75" style:family="paragraph" style:parent-style-name="Standard">
      <style:paragraph-properties style:line-height-at-least="0.423cm"/>
      <style:text-properties fo:color="#000000" style:font-name="Droid Sans Mono" fo:font-size="9pt" fo:font-weight="bold" officeooo:rsid="002dde14" officeooo:paragraph-rsid="0030b615" fo:background-color="#fffffe" style:font-weight-asian="bold" style:font-weight-complex="bold"/>
    </style:style>
    <style:style style:name="P76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10766e" fo:background-color="#fffffe" style:font-weight-asian="bold" style:font-weight-complex="bold"/>
    </style:style>
    <style:style style:name="P77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11a262" fo:background-color="#fffffe" style:font-weight-asian="bold" style:font-weight-complex="bold"/>
    </style:style>
    <style:style style:name="P78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12911b" fo:background-color="#fffffe" style:font-weight-asian="bold" style:font-weight-complex="bold"/>
    </style:style>
    <style:style style:name="P79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161d9b" fo:background-color="#fffffe" style:font-weight-asian="bold" style:font-weight-complex="bold"/>
    </style:style>
    <style:style style:name="P80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19d8e6" fo:background-color="#fffffe" style:font-weight-asian="bold" style:font-weight-complex="bold"/>
    </style:style>
    <style:style style:name="P81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1ce559" fo:background-color="#fffffe" style:font-weight-asian="bold" style:font-weight-complex="bold"/>
    </style:style>
    <style:style style:name="P82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2886d" fo:background-color="#fffffe" style:font-weight-asian="bold" style:font-weight-complex="bold"/>
    </style:style>
    <style:style style:name="P83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7518e" fo:background-color="#fffffe" style:font-weight-asian="bold" style:font-weight-complex="bold"/>
    </style:style>
    <style:style style:name="P84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dde14" fo:background-color="#fffffe" style:font-weight-asian="bold" style:font-weight-complex="bold"/>
    </style:style>
    <style:style style:name="P85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e7952" fo:background-color="#fffffe" style:font-weight-asian="bold" style:font-weight-complex="bold"/>
    </style:style>
    <style:style style:name="P86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30b615" fo:background-color="#fffffe" style:font-weight-asian="bold" style:font-weight-complex="bold"/>
    </style:style>
    <style:style style:name="P87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2911b" officeooo:paragraph-rsid="0012911b" fo:background-color="#fffffe" style:font-weight-asian="bold" style:font-weight-complex="bold"/>
    </style:style>
    <style:style style:name="P88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2911b" officeooo:paragraph-rsid="0019d8e6" fo:background-color="#fffffe" style:font-weight-asian="bold" style:font-weight-complex="bold"/>
    </style:style>
    <style:style style:name="P89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47b7b" officeooo:paragraph-rsid="00147b7b" fo:background-color="#fffffe" style:font-weight-asian="bold" style:font-weight-complex="bold"/>
    </style:style>
    <style:style style:name="P90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8132a" officeooo:paragraph-rsid="0018132a" fo:background-color="#fffffe" style:font-weight-asian="bold" style:font-weight-complex="bold"/>
    </style:style>
    <style:style style:name="P91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8132a" officeooo:paragraph-rsid="0019d8e6" fo:background-color="#fffffe" style:font-weight-asian="bold" style:font-weight-complex="bold"/>
    </style:style>
    <style:style style:name="P92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9d8e6" officeooo:paragraph-rsid="0019d8e6" fo:background-color="#fffffe" style:font-weight-asian="bold" style:font-weight-complex="bold"/>
    </style:style>
    <style:style style:name="P93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b4f33" officeooo:paragraph-rsid="001b4f33" fo:background-color="#fffffe" style:font-weight-asian="bold" style:font-weight-complex="bold"/>
    </style:style>
    <style:style style:name="P94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b8214" officeooo:paragraph-rsid="001b8214" fo:background-color="#fffffe" style:font-weight-asian="bold" style:font-weight-complex="bold"/>
    </style:style>
    <style:style style:name="P95" style:family="paragraph" style:parent-style-name="Standard">
      <style:paragraph-properties style:line-height-at-least="0.423cm"/>
      <style:text-properties fo:color="#000000" style:font-name="Droid Sans Mono" fo:font-size="9pt" fo:font-weight="normal" officeooo:rsid="00260131" officeooo:paragraph-rsid="00260131" fo:background-color="#fffffe" style:font-weight-asian="bold" style:font-weight-complex="bold"/>
    </style:style>
    <style:style style:name="P96" style:family="paragraph" style:parent-style-name="Standard">
      <style:paragraph-properties style:line-height-at-least="0.423cm"/>
      <style:text-properties fo:color="#000000" style:font-name="Droid Sans Mono" fo:font-size="9pt" fo:font-weight="normal" officeooo:rsid="00260131" officeooo:paragraph-rsid="0027518e" fo:background-color="#fffffe" style:font-weight-asian="bold" style:font-weight-complex="bold"/>
    </style:style>
    <style:style style:name="P97" style:family="paragraph" style:parent-style-name="Standard">
      <style:paragraph-properties style:line-height-at-least="0.423cm"/>
      <style:text-properties fo:color="#000000" style:font-name="Droid Sans Mono" fo:font-size="9pt" fo:font-weight="normal" officeooo:rsid="00260131" officeooo:paragraph-rsid="0030b615" fo:background-color="#fffffe" style:font-weight-asian="bold" style:font-weight-complex="bold"/>
    </style:style>
    <style:style style:name="P98" style:family="paragraph" style:parent-style-name="Standard">
      <style:paragraph-properties style:line-height-at-least="0.423cm"/>
      <style:text-properties fo:color="#000000" style:font-name="Droid Sans Mono" fo:font-size="9pt" fo:font-weight="normal" officeooo:rsid="0027518e" officeooo:paragraph-rsid="0027518e" fo:background-color="#fffffe" style:font-weight-asian="bold" style:font-weight-complex="bold"/>
    </style:style>
    <style:style style:name="P99" style:family="paragraph" style:parent-style-name="Standard">
      <style:paragraph-properties style:line-height-at-least="0.423cm"/>
      <style:text-properties fo:color="#000000" style:font-name="Droid Sans Mono" fo:font-size="9pt" fo:font-weight="normal" officeooo:rsid="0027518e" officeooo:paragraph-rsid="0030b615" fo:background-color="#fffffe" style:font-weight-asian="bold" style:font-weight-complex="bold"/>
    </style:style>
    <style:style style:name="P100" style:family="paragraph" style:parent-style-name="Standard">
      <style:paragraph-properties style:line-height-at-least="0.423cm"/>
      <style:text-properties fo:color="#000000" style:font-name="Droid Sans Mono" fo:font-size="9pt" fo:font-weight="normal" officeooo:rsid="002de80e" officeooo:paragraph-rsid="002de80e" fo:background-color="#fffffe" style:font-weight-asian="bold" style:font-weight-complex="bold"/>
    </style:style>
    <style:style style:name="P101" style:family="paragraph" style:parent-style-name="Standard">
      <style:paragraph-properties style:line-height-at-least="0.423cm"/>
      <style:text-properties fo:color="#000000" style:font-name="Droid Sans Mono" fo:font-size="9pt" fo:font-weight="normal" officeooo:rsid="002e7952" officeooo:paragraph-rsid="002e7952" fo:background-color="#fffffe" style:font-weight-asian="bold" style:font-weight-complex="bold"/>
    </style:style>
    <style:style style:name="P102" style:family="paragraph" style:parent-style-name="Standard">
      <style:paragraph-properties style:line-height-at-least="0.423cm"/>
      <style:text-properties fo:color="#000000" style:font-name="Droid Sans Mono" fo:font-size="9pt" fo:font-weight="normal" officeooo:rsid="00324ba8" officeooo:paragraph-rsid="00324ba8" fo:background-color="#fffff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d9f7" style:font-weight-asian="bold" style:font-weight-complex="bold"/>
    </style:style>
    <style:style style:name="T3" style:family="text">
      <style:text-properties style:font-name="Droid Sans Mono" fo:font-size="9pt" fo:font-weight="normal"/>
    </style:style>
    <style:style style:name="T4" style:family="text">
      <style:text-properties fo:color="#a31515" style:font-name="Droid Sans Mono" fo:font-size="9pt" fo:font-weight="normal"/>
    </style:style>
    <style:style style:name="T5" style:family="text">
      <style:text-properties fo:color="#0451a5" style:font-name="Droid Sans Mono" fo:font-size="9pt" fo:font-weight="normal"/>
    </style:style>
    <style:style style:name="T6" style:family="text">
      <style:text-properties fo:color="#0451a5" style:font-name="Droid Sans Mono" fo:font-size="9pt" fo:font-weight="normal" officeooo:rsid="000e3aab"/>
    </style:style>
    <style:style style:name="T7" style:family="text">
      <style:text-properties fo:color="#09885a" style:font-name="Droid Sans Mono" fo:font-size="9pt" fo:font-weight="normal"/>
    </style:style>
    <style:style style:name="T8" style:family="text">
      <style:text-properties officeooo:rsid="000e3aab"/>
    </style:style>
    <style:style style:name="T9" style:family="text">
      <style:text-properties officeooo:rsid="000ed9f7"/>
    </style:style>
    <style:style style:name="T10" style:family="text">
      <style:text-properties fo:font-weight="normal" officeooo:rsid="0010766e" style:font-weight-asian="normal" style:font-weight-complex="normal"/>
    </style:style>
    <style:style style:name="T11" style:family="text">
      <style:text-properties fo:font-variant="normal" fo:text-transform="none" fo:color="#505050" style:font-name="OpenSans" fo:font-size="9pt" fo:letter-spacing="normal" fo:font-style="normal"/>
    </style:style>
    <style:style style:name="T12" style:family="text">
      <style:text-properties fo:font-variant="normal" fo:text-transform="none" fo:color="#505050" style:font-name="OpenSans" fo:font-size="9pt" fo:letter-spacing="normal" fo:font-style="normal" fo:background-color="#fffffe" loext:char-shading-value="0"/>
    </style:style>
    <style:style style:name="T13" style:family="text">
      <style:text-properties fo:font-variant="normal" fo:text-transform="none" fo:color="#505050" style:font-name="OpenSans" fo:font-size="9pt" fo:letter-spacing="normal" fo:font-style="normal" officeooo:rsid="002062ee" fo:background-color="#fffffe" loext:char-shading-value="0"/>
    </style:style>
    <style:style style:name="T14" style:family="text">
      <style:text-properties fo:font-variant="normal" fo:text-transform="none" fo:color="#505050" style:font-name="OpenSans" fo:font-size="9pt" fo:letter-spacing="normal" fo:font-style="normal" officeooo:rsid="0023a7a1" fo:background-color="#fffffe" loext:char-shading-value="0"/>
    </style:style>
    <style:style style:name="T15" style:family="text">
      <style:text-properties fo:font-variant="normal" fo:text-transform="none" fo:color="#505050" style:font-name="OpenSans" fo:font-size="9pt" fo:letter-spacing="normal" fo:font-style="normal" officeooo:rsid="0027518e" fo:background-color="#fffffe" loext:char-shading-value="0"/>
    </style:style>
    <style:style style:name="T16" style:family="text">
      <style:text-properties fo:font-variant="normal" fo:text-transform="none" fo:color="#505050" style:font-name="OpenSans" fo:font-size="9pt" fo:letter-spacing="normal" fo:font-style="normal" officeooo:rsid="0030b615" fo:background-color="#fffffe" loext:char-shading-value="0"/>
    </style:style>
    <style:style style:name="T17" style:family="text">
      <style:text-properties fo:font-variant="normal" fo:text-transform="none" fo:color="#505050" style:font-name="OpenSans" fo:font-size="9pt" fo:letter-spacing="normal" fo:font-style="normal" officeooo:rsid="0038f4cc" fo:background-color="#fffffe" loext:char-shading-value="0"/>
    </style:style>
    <style:style style:name="T18" style:family="text">
      <style:text-properties fo:font-variant="normal" fo:text-transform="none" fo:color="#505050" style:font-name="OpenSans" fo:font-size="9pt" fo:letter-spacing="normal" fo:font-style="normal" officeooo:rsid="0010766e"/>
    </style:style>
    <style:style style:name="T19" style:family="text">
      <style:text-properties fo:font-variant="normal" fo:text-transform="none" fo:color="#505050" style:font-name="OpenSans" fo:font-size="9pt" fo:letter-spacing="normal" fo:font-style="normal" officeooo:rsid="0011a262"/>
    </style:style>
    <style:style style:name="T20" style:family="text">
      <style:text-properties fo:font-variant="normal" fo:text-transform="none" fo:color="#505050" style:font-name="OpenSans" fo:font-size="9pt" fo:letter-spacing="normal" fo:font-style="normal" officeooo:rsid="001ce559"/>
    </style:style>
    <style:style style:name="T21" style:family="text">
      <style:text-properties fo:font-variant="normal" fo:text-transform="none" fo:color="#505050" style:font-name="OpenSans" fo:font-size="9pt" fo:letter-spacing="normal" fo:font-style="normal" officeooo:rsid="002062ee"/>
    </style:style>
    <style:style style:name="T22" style:family="text">
      <style:text-properties fo:font-variant="normal" fo:text-transform="none" fo:color="#505050" style:font-name="OpenSans" fo:font-size="9pt" fo:letter-spacing="normal" fo:font-style="normal" officeooo:rsid="002dde14"/>
    </style:style>
    <style:style style:name="T23" style:family="text">
      <style:text-properties fo:font-variant="normal" fo:text-transform="none" fo:color="#505050" style:font-name="OpenSans" fo:font-size="9pt" fo:letter-spacing="normal" fo:font-style="normal" officeooo:rsid="002e7952"/>
    </style:style>
    <style:style style:name="T24" style:family="text">
      <style:text-properties fo:font-variant="normal" fo:text-transform="none" fo:color="#505050" style:font-name="OpenSans" fo:font-size="9pt" fo:letter-spacing="normal" fo:font-style="normal" officeooo:rsid="0030b615"/>
    </style:style>
    <style:style style:name="T25" style:family="text">
      <style:text-properties fo:font-variant="normal" fo:text-transform="none" fo:color="#505050" style:font-name="OpenSans" fo:font-size="9pt" fo:letter-spacing="normal" fo:font-style="normal" officeooo:rsid="0035dbc3"/>
    </style:style>
    <style:style style:name="T26" style:family="text">
      <style:text-properties fo:font-variant="normal" fo:text-transform="none" fo:color="#505050" style:font-name="OpenSans" fo:font-size="9pt" fo:letter-spacing="normal" fo:font-style="normal" officeooo:rsid="0039aa72"/>
    </style:style>
    <style:style style:name="T27" style:family="text">
      <style:text-properties fo:font-variant="normal" fo:text-transform="none" fo:color="#505050" style:font-name="OpenSans" fo:letter-spacing="normal" fo:font-style="normal"/>
    </style:style>
    <style:style style:name="T28" style:family="text">
      <style:text-properties fo:font-variant="normal" fo:text-transform="none" fo:color="#505050" style:font-name="OpenSans" fo:letter-spacing="normal" fo:font-style="normal" fo:font-weight="normal"/>
    </style:style>
    <style:style style:name="T29" style:family="text">
      <style:text-properties fo:font-variant="normal" fo:text-transform="none" fo:color="#505050" style:font-name="OpenSans" fo:letter-spacing="normal" fo:font-style="normal" fo:font-weight="normal" officeooo:rsid="0011a262"/>
    </style:style>
    <style:style style:name="T30" style:family="text">
      <style:text-properties fo:font-variant="normal" fo:text-transform="none" fo:color="#505050" style:font-name="OpenSans" fo:letter-spacing="normal" fo:font-style="normal" fo:font-weight="normal" officeooo:rsid="0012911b"/>
    </style:style>
    <style:style style:name="T31" style:family="text">
      <style:text-properties fo:font-variant="normal" fo:text-transform="none" fo:color="#505050" style:font-name="OpenSans" fo:letter-spacing="normal" fo:font-style="normal" officeooo:rsid="00161d9b"/>
    </style:style>
    <style:style style:name="T32" style:family="text">
      <style:text-properties fo:font-variant="normal" fo:text-transform="none" fo:color="#505050" style:font-name="OpenSans" fo:letter-spacing="normal" fo:font-style="normal" officeooo:rsid="0019d8e6"/>
    </style:style>
    <style:style style:name="T33" style:family="text">
      <style:text-properties fo:font-variant="normal" fo:text-transform="none" fo:color="#505050" style:font-name="OpenSans" fo:letter-spacing="normal" fo:font-style="normal" officeooo:rsid="002062ee"/>
    </style:style>
    <style:style style:name="T34" style:family="text">
      <style:text-properties fo:font-variant="normal" fo:text-transform="none" fo:color="#505050" style:font-name="OpenSans" fo:letter-spacing="normal" fo:font-style="normal" officeooo:rsid="0022886d"/>
    </style:style>
    <style:style style:name="T35" style:family="text">
      <style:text-properties fo:font-variant="normal" fo:text-transform="none" fo:color="#505050" style:font-name="OpenSans" fo:letter-spacing="normal" fo:font-style="normal" officeooo:rsid="002a0725"/>
    </style:style>
    <style:style style:name="T36" style:family="text">
      <style:text-properties fo:font-variant="normal" fo:text-transform="none" fo:color="#505050" style:font-name="OpenSans" fo:letter-spacing="normal" fo:font-style="normal" fo:font-weight="bold"/>
    </style:style>
    <style:style style:name="T37" style:family="text">
      <style:text-properties fo:font-variant="normal" fo:text-transform="none" fo:color="#505050" style:font-name="OpenSans" fo:letter-spacing="normal" fo:font-style="normal" fo:font-weight="bold" officeooo:rsid="002062ee"/>
    </style:style>
    <style:style style:name="T38" style:family="text">
      <style:text-properties fo:font-variant="normal" fo:text-transform="none" fo:color="#505050" style:font-name="OpenSans" fo:letter-spacing="normal" fo:font-style="normal" officeooo:rsid="0030b615"/>
    </style:style>
    <style:style style:name="T39" style:family="text">
      <style:text-properties fo:font-variant="normal" fo:text-transform="none" fo:color="#505050" style:font-name="OpenSans" fo:letter-spacing="normal" fo:font-style="normal" officeooo:rsid="0035dbc3"/>
    </style:style>
    <style:style style:name="T40" style:family="text">
      <style:text-properties fo:font-variant="normal" fo:text-transform="none" fo:color="#505050" style:font-name="OpenSans" fo:letter-spacing="normal" fo:font-style="normal" officeooo:rsid="0039aa72"/>
    </style:style>
    <style:style style:name="T41" style:family="text">
      <style:text-properties officeooo:rsid="0010766e" style:font-weight-asian="normal" style:font-weight-complex="normal"/>
    </style:style>
    <style:style style:name="T42" style:family="text">
      <style:text-properties fo:color="#000000" style:font-name="Droid Sans Mono" fo:font-size="9pt" fo:background-color="#fffffe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/><text:span text:style-name="T1">UP Event Portal Backend</text:span></text:p>
      <text:p text:style-name="P1"/>
      <text:p text:style-name="P4">Back End Requirements:</text:p>
      <text:list xml:id="list234311962541740965" text:style-name="L1">
        <text:list-item>
          <text:p text:style-name="P20">node js</text:p>
        </text:list-item>
        <text:list-item>
          <text:p text:style-name="P20">mysql</text:p>
        </text:list-item>
        <text:list-item>
          <text:p text:style-name="P20">npm </text:p>
        </text:list-item>
        <text:list-item>
          <text:p text:style-name="P20">git</text:p>
        </text:list-item>
      </text:list>
      <text:p text:style-name="P2"/>
      <text:p text:style-name="P2"><text:span text:style-name="T1">Basic Config File</text:span>:</text:p>
      <text:p text:style-name="P2"><text:s text:c="3"/>config.json</text:p>
      <text:p text:style-name="P2"/>
      <text:p text:style-name="P4">Basic Command:</text:p>
      <text:p text:style-name="P5">npm start – to start the backend</text:p>
      <text:p text:style-name="P5">node db_migarte.js – to create tables an migrate some user an role data.</text:p>
      <text:p text:style-name="P5"/>
      <text:p text:style-name="P4">Basic Admin Credinatials:</text:p>
      <text:p text:style-name="P5"/>
      <text:p text:style-name="P5">Email : <text:a xlink:type="simple" xlink:href="mailto:admin@event.com" text:style-name="Internet_20_link" text:visited-style-name="Visited_20_Internet_20_Link">admin@event.com</text:a></text:p>
      <text:p text:style-name="P5">Password : Passw0rd</text:p>
      <text:p text:style-name="P4"/>
      <text:p text:style-name="P4">API Details:</text:p>
      <text:p text:style-name="P4"/>
      <text:p text:style-name="P4">1)Admin/User Login</text:p>
      <text:p text:style-name="P5"/>
      <text:p text:style-name="P5">URL:127.0.0.1:8012/api/login</text:p>
      <text:p text:style-name="P5"/>
      <text:p text:style-name="P5">Method:POST</text:p>
      <text:p text:style-name="P5"/>
      <text:p text:style-name="P5">Sample Json Data:</text:p>
      <text:p text:style-name="P5"/>
      <text:p text:style-name="P5">{</text:p>
      <text:p text:style-name="P5">email : <text:a xlink:type="simple" xlink:href="mailto:admin@event.com" text:style-name="Internet_20_link" text:visited-style-name="Visited_20_Internet_20_Link">admin@event.com</text:a></text:p>
      <text:p text:style-name="P5">password : Passw0rd</text:p>
      <text:p text:style-name="P5">}</text:p>
      <text:p text:style-name="P5"/>
      <text:p text:style-name="P5">Response:</text:p>
      <text:p text:style-name="P13">{</text:p>
      <text:p text:style-name="P18">    <text:span text:style-name="T4">"success"</text:span><text:span text:style-name="T3">: </text:span><text:span text:style-name="T5">true</text:span><text:span text:style-name="T3">,</text:span></text:p>
      <text:p text:style-name="P18">    <text:span text:style-name="T4">"data"</text:span><text:span text:style-name="T3">: {</text:span></text:p>
      <text:p text:style-name="P18">        <text:span text:style-name="T4">"id"</text:span><text:span text:style-name="T3">: </text:span><text:span text:style-name="T7">1</text:span><text:span text:style-name="T3">,</text:span></text:p>
      <text:p text:style-name="P18">        <text:span text:style-name="T4">"first_name"</text:span><text:span text:style-name="T3">: </text:span><text:span text:style-name="T5">"admin"</text:span><text:span text:style-name="T3">,</text:span></text:p>
      <text:p text:style-name="P18">        <text:span text:style-name="T4">"role_id"</text:span><text:span text:style-name="T3">: </text:span><text:span text:style-name="T7">1</text:span><text:span text:style-name="T3">,</text:span></text:p>
      <text:p text:style-name="P18">        <text:span text:style-name="T4">"token"</text:span><text:span text:style-name="T3">: </text:span><text:span text:style-name="T5">"eyJhbGciOiJIUzI1NiIsInR5cCI6IkpXVCJ9.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1MTI4bUZndHBVPSIsImlhdCI6MTU4Mzc3NjYxOCwiZXhwIjoxNTgzNzk4MjE4fQ.F1lWn_E4mESAQTSAHMCQQdiQV01BxC5CW6JNR-RdmaY"</text:span><text:span text:style-name="T3">,</text:span></text:p>
      <text:p text:style-name="P18">        <text:span text:style-name="T4">"is_admin"</text:span><text:span text:style-name="T3">: </text:span><text:span text:style-name="T5">true</text:span><text:span text:style-name="T3">,</text:span></text:p>
      <text:p text:style-name="P18">        <text:span text:style-name="T4">"is_super_admin"</text:span><text:span text:style-name="T3">: </text:span><text:span text:style-name="T5">true</text:span><text:span text:style-name="T3">,</text:span></text:p>
      <text:p text:style-name="P18"><text:soft-page-break/>        <text:span text:style-name="T4">"last_login_time"</text:span><text:span text:style-name="T3">: </text:span><text:span text:style-name="T5">"09-Mar-2020 10:29:49 PM"</text:span><text:span text:style-name="T3">,</text:span></text:p>
      <text:p text:style-name="P18">        <text:span text:style-name="T4">"current_login_time"</text:span><text:span text:style-name="T3">: </text:span><text:span text:style-name="T5">"09-Mar-2020 11:26:58 PM"</text:span></text:p>
      <text:p text:style-name="P18">    <text:span text:style-name="T3">}</text:span></text:p>
      <text:p text:style-name="P11">}</text:p>
      <text:p text:style-name="P5"/>
      <text:p text:style-name="P5"/>
      <text:p text:style-name="P4">2) Forgot Password</text:p>
      <text:p text:style-name="P4"/>
      <text:p text:style-name="P6">URL:127.0.0.1:8012/api/<text:span text:style-name="T8">forgot_password</text:span></text:p>
      <text:p text:style-name="P6"/>
      <text:p text:style-name="P6">Method:POST</text:p>
      <text:p text:style-name="P6"/>
      <text:p text:style-name="P6">Sample Json Data:</text:p>
      <text:p text:style-name="P6">{</text:p>
      <text:p text:style-name="P6">email : <text:a xlink:type="simple" xlink:href="mailto:admin@event.com" text:style-name="Internet_20_link" text:visited-style-name="Visited_20_Internet_20_Link">admin@event.com</text:a></text:p>
      <text:p text:style-name="P6">}</text:p>
      <text:p text:style-name="P6"/>
      <text:p text:style-name="P6"/>
      <text:p text:style-name="P9"><text:span text:style-name="T1">Response</text:span>:</text:p>
      <text:p text:style-name="P9"/>
      <text:p text:style-name="P15">{</text:p>
      <text:p text:style-name="P18">    <text:span text:style-name="T4">"success"</text:span><text:span text:style-name="T3">: </text:span><text:span text:style-name="T5">true</text:span><text:span text:style-name="T3">,</text:span></text:p>
      <text:p text:style-name="P18">    <text:span text:style-name="T4">"message"</text:span><text:span text:style-name="T3">: </text:span><text:span text:style-name="T5">"Please check you mail to Reset your Password"</text:span></text:p>
      <text:p text:style-name="P11">}</text:p>
      <text:p text:style-name="P11"/>
      <text:p text:style-name="P11"/>
      <text:p text:style-name="P17">3) Reset Password</text:p>
      <text:p text:style-name="P17"/>
      <text:p text:style-name="P7">URL:127.0.0.1:8012/api/reset_password</text:p>
      <text:p text:style-name="P7"/>
      <text:p text:style-name="P7">Method:POST</text:p>
      <text:p text:style-name="P7"/>
      <text:p text:style-name="P7">Sample Json Data:</text:p>
      <text:p text:style-name="P7">{</text:p>
      <text:p text:style-name="P7"><text:span text:style-name="T8">token</text:span> : <text:a xlink:type="simple" xlink:href="mailto:admin@event.com" text:style-name="Internet_20_link" text:visited-style-name="Visited_20_Internet_20_Link">admin@event.com</text:a>,</text:p>
      <text:p text:style-name="P10">password:123456,</text:p>
      <text:p text:style-name="P10">confoirm_password:123456</text:p>
      <text:p text:style-name="P7">}</text:p>
      <text:p text:style-name="P7"/>
      <text:p text:style-name="P10"><text:span text:style-name="T1">Response</text:span>:</text:p>
      <text:p text:style-name="P10"/>
      <text:p text:style-name="P16">{</text:p>
      <text:p text:style-name="P19">    <text:span text:style-name="T4">"success"</text:span><text:span text:style-name="T3">: </text:span><text:span text:style-name="T5">true</text:span><text:span text:style-name="T3">,</text:span></text:p>
      <text:p text:style-name="P19">    <text:span text:style-name="T4">"message"</text:span><text:span text:style-name="T3">: </text:span><text:span text:style-name="T5">"</text:span><text:span text:style-name="T6">Password Reset Successfully</text:span><text:span text:style-name="T5">"</text:span></text:p>
      <text:p text:style-name="P12">}</text:p>
      <text:p text:style-name="P14"/>
      <text:p text:style-name="P17">4) Users List</text:p>
      <text:p text:style-name="P17"/>
      <text:p text:style-name="P7">URL:127.0.0.1:8012/api/<text:span text:style-name="T8">users</text:span></text:p>
      <text:p text:style-name="P7"/>
      <text:p text:style-name="P7">Method:<text:span text:style-name="T8">GET</text:span></text:p>
      <text:p text:style-name="P7"/>
      <text:p text:style-name="P7"/>
      <text:p text:style-name="P7"/>
      <text:p text:style-name="P14"><text:soft-page-break/></text:p>
      <text:p text:style-name="P14"/>
      <text:p text:style-name="P17">5) Users Login Log List</text:p>
      <text:p text:style-name="P17"/>
      <text:p text:style-name="P7">URL:127.0.0.1:8012/pi/login_log</text:p>
      <text:p text:style-name="P7"/>
      <text:p text:style-name="P7">Method:<text:span text:style-name="T8">GET</text:span></text:p>
      <text:p text:style-name="P7"/>
      <text:p text:style-name="P7"/>
      <text:p text:style-name="P10">6)<text:span text:style-name="T2">Roles List</text:span></text:p>
      <text:p text:style-name="P21"/>
      <text:p text:style-name="P8">URL:127.0.0.1:8012/api/<text:span text:style-name="T9">roles</text:span></text:p>
      <text:p text:style-name="P8"/>
      <text:p text:style-name="P8">Method:<text:span text:style-name="T8">GET</text:span></text:p>
      <text:p text:style-name="P22"/>
      <text:p text:style-name="P26">7) <text:span text:style-name="T1">Category List</text:span></text:p>
      <text:p text:style-name="P10"/>
      <text:p text:style-name="P30"><text:span text:style-name="T41">URL: </text:span><text:a xlink:type="simple" xlink:href="http://127.0.0.1:8012/api/categories" text:style-name="Internet_20_link" text:visited-style-name="Visited_20_Internet_20_Link"><text:span text:style-name="T11">http://127.0.0.1:8012/api/categories</text:span></text:a></text:p>
      <text:p text:style-name="P30"><text:span text:style-name="T11"/></text:p>
      <text:p text:style-name="P31"><text:span text:style-name="T11">METHOD :GET </text:span></text:p>
      <text:p text:style-name="P31"><text:span text:style-name="T11"/></text:p>
      <text:p text:style-name="P31"><text:span text:style-name="T11">RESPONSE:</text:span></text:p>
      <text:p text:style-name="P31"><text:span text:style-name="T11"/></text:p>
      <text:p text:style-name="P31"><text:span text:style-name="T11">{</text:span></text:p>
      <text:p text:style-name="P31"><text:span text:style-name="T11"><text:s text:c="4"/>"success": true,</text:span></text:p>
      <text:p text:style-name="P31"><text:span text:style-name="T11"><text:s text:c="4"/>"data": [</text:span></text:p>
      <text:p text:style-name="P31"><text:span text:style-name="T11"><text:s text:c="8"/>{</text:span></text:p>
      <text:p text:style-name="P31"><text:span text:style-name="T11"><text:s text:c="12"/>"id": 1,</text:span></text:p>
      <text:p text:style-name="P31"><text:span text:style-name="T11"><text:s text:c="12"/>"name": "Bussiness",</text:span></text:p>
      <text:p text:style-name="P31"><text:span text:style-name="T11"><text:s text:c="12"/>"slug": "bussiness",</text:span></text:p>
      <text:p text:style-name="P31"><text:span text:style-name="T11"><text:s text:c="12"/>"is_active": true,</text:span></text:p>
      <text:p text:style-name="P31"><text:span text:style-name="T11"><text:s text:c="12"/>"image_path": null,</text:span></text:p>
      <text:p text:style-name="P31"><text:span text:style-name="T11"><text:s text:c="12"/>"image_name": null,</text:span></text:p>
      <text:p text:style-name="P31"><text:span text:style-name="T11"><text:s text:c="12"/>"createdAt": "2020-03-28T10:24:09.000Z",</text:span></text:p>
      <text:p text:style-name="P31"><text:span text:style-name="T11"><text:s text:c="12"/>"updatedAt": "2020-03-28T10:24:09.000Z",</text:span></text:p>
      <text:p text:style-name="P31"><text:span text:style-name="T11"><text:s text:c="12"/>"deletedAt": null</text:span></text:p>
      <text:p text:style-name="P31"><text:span text:style-name="T11"><text:s text:c="8"/>}</text:span></text:p>
      <text:p text:style-name="P31"><text:span text:style-name="T11"><text:s text:c="4"/>],</text:span></text:p>
      <text:p text:style-name="P31"><text:span text:style-name="T11"><text:s text:c="4"/>"count": 1</text:span></text:p>
      <text:p text:style-name="P31"><text:span text:style-name="T11">}</text:span></text:p>
      <text:p text:style-name="P10"/>
      <text:p text:style-name="P23"><text:span text:style-name="T42">8) Category Add</text:span></text:p>
      <text:p text:style-name="P23"><text:span text:style-name="T42"/></text:p>
      <text:p text:style-name="P28"/>
      <text:p text:style-name="P30"><text:span text:style-name="T41">URL: </text:span><text:a xlink:type="simple" xlink:href="http://127.0.0.1:8012/api/categories" text:style-name="Internet_20_link" text:visited-style-name="Visited_20_Internet_20_Link"><text:span text:style-name="T11">http://127.0.0.1:8012/api/categories</text:span></text:a></text:p>
      <text:p text:style-name="P30"><text:span text:style-name="T11"/></text:p>
      <text:p text:style-name="P34"><text:span text:style-name="T12">METHOD :POST</text:span></text:p>
      <text:p text:style-name="P34"><text:span text:style-name="T12"/></text:p>
      <text:p text:style-name="P34"><text:span text:style-name="T12">REQUEST</text:span></text:p>
      <text:p text:style-name="P34"><text:span text:style-name="T12">{</text:span></text:p>
      <text:p text:style-name="P34"><text:span text:style-name="T12"><text:tab/>"name":"Bussiness",</text:span></text:p>
      <text:p text:style-name="P34"><text:span text:style-name="T12"><text:tab/>"is_active":1</text:span></text:p>
      <text:p text:style-name="P34"><text:span text:style-name="T12">} </text:span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oft-page-break/><text:span text:style-name="T12">RESPOSNE</text:span></text:p>
      <text:p text:style-name="P34"><text:span text:style-name="T12"/></text:p>
      <text:p text:style-name="P34">{</text:p>
      <text:p text:style-name="P34"><text:s text:c="4"/>"success": true,</text:p>
      <text:p text:style-name="P34"><text:s text:c="4"/>"data": {</text:p>
      <text:p text:style-name="P34"><text:s text:c="8"/>"createdAt": "2020-03-29T06:41:23.482Z",</text:p>
      <text:p text:style-name="P34"><text:s text:c="8"/>"id": 6,</text:p>
      <text:p text:style-name="P34"><text:s text:c="8"/>"name": "Food Event",</text:p>
      <text:p text:style-name="P34"><text:s text:c="8"/>"is_active": true,</text:p>
      <text:p text:style-name="P34"><text:s text:c="8"/>"slug": "food-event",</text:p>
      <text:p text:style-name="P34"><text:s text:c="8"/>"updatedAt": "2020-03-29T06:41:23.482Z"</text:p>
      <text:p text:style-name="P34"><text:s text:c="4"/>}</text:p>
      <text:p text:style-name="P34">}</text:p>
      <text:p text:style-name="P23"><text:span text:style-name="T42"/></text:p>
      <text:p text:style-name="P64">9) Category Edit</text:p>
      <text:p text:style-name="P64"/>
      <text:p text:style-name="P30"><text:span text:style-name="T41">URL: </text:span><text:a xlink:type="simple" xlink:href="http://127.0.0.1:8012/api/categories" text:style-name="Internet_20_link" text:visited-style-name="Visited_20_Internet_20_Link"><text:span text:style-name="T11">http://127.0.0.1:8012/api/categories</text:span></text:a></text:p>
      <text:p text:style-name="P30"><text:span text:style-name="T11"/></text:p>
      <text:p text:style-name="P34"><text:span text:style-name="T12">METHOD :PUT</text:span></text:p>
      <text:p text:style-name="P17"/>
      <text:p text:style-name="P17"/>
      <text:p text:style-name="P34"><text:span text:style-name="T12">REQUEST</text:span></text:p>
      <text:p text:style-name="P34"><text:span text:style-name="T12">{</text:span></text:p>
      <text:p text:style-name="P34"><text:span text:style-name="T12"><text:tab/>"name":"Bussiness",</text:span></text:p>
      <text:p text:style-name="P34"><text:span text:style-name="T12"><text:tab/>"is_active":1,</text:span></text:p>
      <text:p text:style-name="P34"><text:span text:style-name="T12"><text:tab/>“id”:1</text:span></text:p>
      <text:p text:style-name="P76"><text:span text:style-name="T27">} </text:span></text:p>
      <text:p text:style-name="P9"/>
      <text:p text:style-name="P24">10) Category Delete</text:p>
      <text:p text:style-name="P26"/>
      <text:p text:style-name="P30"><text:span text:style-name="T41">URL: </text:span><text:a xlink:type="simple" xlink:href="http://127.0.0.1:8012/api/categories" text:style-name="Internet_20_link" text:visited-style-name="Visited_20_Internet_20_Link">http://127.0.0.1:8012/api/categories</text:a><text:span text:style-name="T11">/</text:span><text:span text:style-name="T18">&lt;:id&gt;</text:span></text:p>
      <text:p text:style-name="P30"><text:span text:style-name="T11"/></text:p>
      <text:p text:style-name="P34"><text:span text:style-name="T12">METHOD :DELETE</text:span></text:p>
      <text:p text:style-name="P34"><text:span text:style-name="T12"/></text:p>
      <text:p text:style-name="P34"><text:span text:style-name="T12">RESPOSN<text:line-break/>{</text:span></text:p>
      <text:p text:style-name="P34"><text:span text:style-name="T12"><text:s text:c="4"/>"success": true,</text:span></text:p>
      <text:p text:style-name="P34"><text:span text:style-name="T12"><text:s text:c="4"/>"message": "Deleted successfully."</text:span></text:p>
      <text:p text:style-name="P34"><text:span text:style-name="T12">}</text:span></text:p>
      <text:p text:style-name="P34"><text:span text:style-name="T12"/></text:p>
      <text:p text:style-name="P34"><text:span text:style-name="T12"/></text:p>
      <text:p text:style-name="P25"><text:span text:style-name="T12">11) Currencies List</text:span></text:p>
      <text:p text:style-name="P76"><text:span text:style-name="T12"/></text:p>
      <text:p text:style-name="P60"><text:span text:style-name="T10">URL: </text:span><text:a xlink:type="simple" xlink:href="http://127.0.0.1:8012/api/categories" text:style-name="Internet_20_link" text:visited-style-name="Visited_20_Internet_20_Link"><text:span text:style-name="T28">http://127.0.0.1:8012/api/</text:span></text:a><text:span text:style-name="T29">currencies</text:span></text:p>
      <text:p text:style-name="P47"><text:span text:style-name="T11"/></text:p>
      <text:p text:style-name="P32"><text:span text:style-name="T11">METHOD :GET </text:span></text:p>
      <text:p text:style-name="P32"><text:span text:style-name="T11"/></text:p>
      <text:p text:style-name="P32"><text:span text:style-name="T11">RESPONSE:</text:span></text:p>
      <text:p text:style-name="P32"><text:span text:style-name="T11"/></text:p>
      <text:p text:style-name="P32"><text:span text:style-name="T11">{</text:span></text:p>
      <text:p text:style-name="P32"><text:span text:style-name="T11"><text:s text:c="4"/>"success": true,</text:span></text:p>
      <text:p text:style-name="P32"><text:span text:style-name="T11"><text:s text:c="4"/>"data": [</text:span></text:p>
      <text:p text:style-name="P32"><text:span text:style-name="T11"><text:s text:c="6"/></text:span><text:span text:style-name="T19"><text:s text:c="4"/>{</text:span></text:p>
      <text:p text:style-name="P48"><text:span text:style-name="T11"><text:s text:c="12"/>"id": 1,</text:span></text:p>
      <text:p text:style-name="P48"><text:span text:style-name="T11"><text:s text:c="12"/>"name": "USD",</text:span></text:p>
      <text:p text:style-name="P48"><text:span text:style-name="T11"><text:s text:c="12"/>"code": "usd",</text:span></text:p>
      <text:p text:style-name="P48"><text:span text:style-name="T11"><text:s text:c="12"/>"is_active": true,</text:span></text:p>
      <text:p text:style-name="P48"><text:span text:style-name="T11"><text:s text:c="12"/>"createdAt": "2020-03-29T13:38:10.000Z",</text:span></text:p>
      <text:p text:style-name="P48"><text:span text:style-name="T11"><text:s text:c="12"/>"updatedAt": null,</text:span></text:p>
      <text:p text:style-name="P48"><text:span text:style-name="T11"><text:s text:c="12"/>"deletedAt": null</text:span></text:p>
      <text:p text:style-name="P48"><text:soft-page-break/><text:span text:style-name="T11"><text:s text:c="8"/>},</text:span></text:p>
      <text:p text:style-name="P48"><text:span text:style-name="T11"><text:s text:c="8"/>{</text:span></text:p>
      <text:p text:style-name="P48"><text:span text:style-name="T11"><text:s text:c="12"/>"id": 2,</text:span></text:p>
      <text:p text:style-name="P48"><text:span text:style-name="T11"><text:s text:c="12"/>"name": "AED",</text:span></text:p>
      <text:p text:style-name="P48"><text:span text:style-name="T11"><text:s text:c="12"/>"code": "aed",</text:span></text:p>
      <text:p text:style-name="P48"><text:span text:style-name="T11"><text:s text:c="12"/>"is_active": true,</text:span></text:p>
      <text:p text:style-name="P48"><text:span text:style-name="T11"><text:s text:c="12"/>"createdAt": "2020-03-29T13:38:10.000Z",</text:span></text:p>
      <text:p text:style-name="P48"><text:span text:style-name="T11"><text:s text:c="12"/>"updatedAt": null,</text:span></text:p>
      <text:p text:style-name="P48"><text:span text:style-name="T11"><text:s text:c="12"/>"deletedAt": null</text:span></text:p>
      <text:p text:style-name="P48"><text:span text:style-name="T11"><text:s text:c="8"/>},</text:span></text:p>
      <text:p text:style-name="P32"><text:span text:style-name="T11"><text:s text:c="4"/>],</text:span></text:p>
      <text:p text:style-name="P32"><text:span text:style-name="T11"><text:s text:c="4"/>"count": </text:span><text:span text:style-name="T19">2</text:span></text:p>
      <text:p text:style-name="P77"><text:span text:style-name="T27">}</text:span></text:p>
      <text:p text:style-name="P87"><text:span text:style-name="T27"/></text:p>
      <text:p text:style-name="P65"><text:span text:style-name="T27">12) Countries List</text:span></text:p>
      <text:p text:style-name="P65"><text:span text:style-name="T27"/></text:p>
      <text:p text:style-name="P61"><text:span text:style-name="T10">URL: </text:span><text:a xlink:type="simple" xlink:href="http://127.0.0.1:8012/api/categories" text:style-name="Internet_20_link" text:visited-style-name="Visited_20_Internet_20_Link"><text:span text:style-name="T28">http://127.0.0.1:8012/api/</text:span></text:a><text:span text:style-name="T29">c</text:span><text:span text:style-name="T30">ountries</text:span></text:p>
      <text:p text:style-name="P49"><text:span text:style-name="T11"/></text:p>
      <text:p text:style-name="P33"><text:span text:style-name="T11">METHOD :GET </text:span></text:p>
      <text:p text:style-name="P33"><text:span text:style-name="T11"/></text:p>
      <text:p text:style-name="P78"><text:span text:style-name="T27">RESPONSE:</text:span></text:p>
      <text:p text:style-name="P78"><text:span text:style-name="T27"/></text:p>
      <text:p text:style-name="P89"><text:span text:style-name="T27">{</text:span></text:p>
      <text:p text:style-name="P89"><text:span text:style-name="T27"><text:s text:c="4"/>"success": true,</text:span></text:p>
      <text:p text:style-name="P89"><text:span text:style-name="T27"><text:s text:c="4"/>"data": [</text:span></text:p>
      <text:p text:style-name="P89"><text:span text:style-name="T27"><text:s text:c="8"/>{</text:span></text:p>
      <text:p text:style-name="P89"><text:span text:style-name="T27"><text:s text:c="12"/>"id": 1,</text:span></text:p>
      <text:p text:style-name="P89"><text:span text:style-name="T27"><text:s text:c="12"/>"name": "India",</text:span></text:p>
      <text:p text:style-name="P89"><text:span text:style-name="T27"><text:s text:c="12"/>"slug": "india",</text:span></text:p>
      <text:p text:style-name="P89"><text:span text:style-name="T27"><text:s text:c="12"/>"iso_code": null,</text:span></text:p>
      <text:p text:style-name="P89"><text:span text:style-name="T27"><text:s text:c="12"/>"createdAt": "2020-03-29T11:38:29.000Z",</text:span></text:p>
      <text:p text:style-name="P89"><text:span text:style-name="T27"><text:s text:c="12"/>"updatedAt": "2020-03-29T11:38:29.000Z",</text:span></text:p>
      <text:p text:style-name="P89"><text:span text:style-name="T27"><text:s text:c="12"/>"deletedAt": null,</text:span></text:p>
      <text:p text:style-name="P89"><text:span text:style-name="T27"><text:s text:c="12"/>"is_active": true</text:span></text:p>
      <text:p text:style-name="P89"><text:span text:style-name="T27"><text:s text:c="8"/>}</text:span></text:p>
      <text:p text:style-name="P89"><text:span text:style-name="T27"><text:s text:c="4"/>],</text:span></text:p>
      <text:p text:style-name="P89"><text:span text:style-name="T27"><text:s text:c="4"/>"count": 1</text:span></text:p>
      <text:p text:style-name="P89"><text:span text:style-name="T27">}</text:span></text:p>
      <text:p text:style-name="P89"><text:span text:style-name="T27"/></text:p>
      <text:p text:style-name="P66"><text:span text:style-name="T27">13) COUNTRIES ADD</text:span></text:p>
      <text:p text:style-name="P66"><text:span text:style-name="T27"/></text:p>
      <text:p text:style-name="P66"><text:span text:style-name="T27"/></text:p>
      <text:p text:style-name="P62"><text:span text:style-name="T10">URL: </text:span><text:a xlink:type="simple" xlink:href="http://127.0.0.1:8012/api/categories" text:style-name="Internet_20_link" text:visited-style-name="Visited_20_Internet_20_Link"><text:span text:style-name="T28">http://127.0.0.1:8012/api/</text:span></text:a><text:span text:style-name="T29">c</text:span><text:span text:style-name="T30">ountries</text:span></text:p>
      <text:p text:style-name="P50"><text:span text:style-name="T11"/></text:p>
      <text:p text:style-name="P79"><text:span text:style-name="T27">METHOD : </text:span><text:span text:style-name="T31">POST</text:span></text:p>
      <text:p text:style-name="P79"><text:span text:style-name="T31"/></text:p>
      <text:p text:style-name="P90"><text:span text:style-name="T31">R</text:span><text:span text:style-name="T27">EQUEST:</text:span></text:p>
      <text:p text:style-name="P90"><text:span text:style-name="T27"/></text:p>
      <text:p text:style-name="P90"><text:span text:style-name="T27">{</text:span></text:p>
      <text:p text:style-name="P90"><text:span text:style-name="T27"><text:tab/>"name":"united Kingdom",</text:span></text:p>
      <text:p text:style-name="P90"><text:span text:style-name="T27"><text:tab/>"is_active":1,</text:span></text:p>
      <text:p text:style-name="P90"><text:span text:style-name="T27"><text:tab/>"is_code":"UK"</text:span></text:p>
      <text:p text:style-name="P90"><text:span text:style-name="T27">}</text:span></text:p>
      <text:p text:style-name="P87"><text:span text:style-name="T27"/></text:p>
      <text:p text:style-name="P87"><text:span text:style-name="T27"/></text:p>
      <text:p text:style-name="P90"><text:span text:style-name="T27">RESPONSE:</text:span></text:p>
      <text:p text:style-name="P90"><text:span text:style-name="T27"/></text:p>
      <text:p text:style-name="P90"><text:span text:style-name="T27">{</text:span></text:p>
      <text:p text:style-name="P90"><text:span text:style-name="T27"><text:s text:c="4"/>"success": true,</text:span></text:p>
      <text:p text:style-name="P90"><text:span text:style-name="T27"><text:s text:c="4"/>"data": {</text:span></text:p>
      <text:p text:style-name="P90"><text:span text:style-name="T27"><text:s text:c="8"/>"id": 2,</text:span></text:p>
      <text:p text:style-name="P90"><text:span text:style-name="T27"><text:s text:c="8"/>"name": "united Kingdom",</text:span></text:p>
      <text:p text:style-name="P90"><text:soft-page-break/><text:span text:style-name="T27"><text:s text:c="8"/>"is_active": true,</text:span></text:p>
      <text:p text:style-name="P90"><text:span text:style-name="T27"><text:s text:c="8"/>"slug": "united-kingdom",</text:span></text:p>
      <text:p text:style-name="P90"><text:span text:style-name="T27"><text:s text:c="8"/>"updatedAt": "2020-03-29T11:44:20.501Z",</text:span></text:p>
      <text:p text:style-name="P90"><text:span text:style-name="T27"><text:s text:c="8"/>"createdAt": "2020-03-29T11:44:20.501Z"</text:span></text:p>
      <text:p text:style-name="P90"><text:span text:style-name="T27"><text:s text:c="4"/>}</text:span></text:p>
      <text:p text:style-name="P90"><text:span text:style-name="T27">}</text:span></text:p>
      <text:p text:style-name="P90"><text:span text:style-name="T27"/></text:p>
      <text:p text:style-name="P67"><text:span text:style-name="T27">14) COUNTRIES EDIT</text:span></text:p>
      <text:p text:style-name="P92"><text:span text:style-name="T27"/></text:p>
      <text:p text:style-name="P92"><text:span text:style-name="T27"/></text:p>
      <text:p text:style-name="P63"><text:span text:style-name="T10">URL: </text:span><text:a xlink:type="simple" xlink:href="http://127.0.0.1:8012/api/categories" text:style-name="Internet_20_link" text:visited-style-name="Visited_20_Internet_20_Link"><text:span text:style-name="T28">http://127.0.0.1:8012/api/</text:span></text:a><text:span text:style-name="T29">c</text:span><text:span text:style-name="T30">ountries/</text:span></text:p>
      <text:p text:style-name="P51"><text:span text:style-name="T11"/></text:p>
      <text:p text:style-name="P80"><text:span text:style-name="T27">METHOD : </text:span><text:span text:style-name="T31">POST</text:span></text:p>
      <text:p text:style-name="P80"><text:span text:style-name="T31"/></text:p>
      <text:p text:style-name="P91"><text:span text:style-name="T31">R</text:span><text:span text:style-name="T27">EQUEST:</text:span></text:p>
      <text:p text:style-name="P91"><text:span text:style-name="T27"/></text:p>
      <text:p text:style-name="P91"><text:span text:style-name="T27">{</text:span></text:p>
      <text:p text:style-name="P91"><text:span text:style-name="T27"><text:tab/>"name":"united Kingdom",</text:span></text:p>
      <text:p text:style-name="P91"><text:span text:style-name="T27"><text:tab/>"is_active":1,</text:span></text:p>
      <text:p text:style-name="P91"><text:span text:style-name="T27"><text:tab/>"is_code":"UK",</text:span></text:p>
      <text:p text:style-name="P91"><text:span text:style-name="T27"><text:tab/>“</text:span><text:span text:style-name="T32">id</text:span><text:span text:style-name="T27">”:</text:span><text:span text:style-name="T32">1</text:span></text:p>
      <text:p text:style-name="P91"><text:span text:style-name="T27">}</text:span></text:p>
      <text:p text:style-name="P91"><text:span text:style-name="T27"/></text:p>
      <text:p text:style-name="P93"><text:span text:style-name="T27">RESPONSE:</text:span></text:p>
      <text:p text:style-name="P94"><text:span text:style-name="T27">{</text:span></text:p>
      <text:p text:style-name="P94"><text:span text:style-name="T27"><text:s text:c="4"/>"success": true,</text:span></text:p>
      <text:p text:style-name="P94"><text:span text:style-name="T27"><text:s text:c="4"/>"message": "Updated successfully."</text:span></text:p>
      <text:p text:style-name="P94"><text:span text:style-name="T27">}</text:span></text:p>
      <text:p text:style-name="P88"><text:span text:style-name="T27"/></text:p>
      <text:p text:style-name="P68"><text:span text:style-name="T27">15) COUNTRIES DELETE</text:span></text:p>
      <text:p text:style-name="P68"><text:span text:style-name="T27"/></text:p>
      <text:p text:style-name="P52"><text:span text:style-name="T41">URL: </text:span><text:a xlink:type="simple" xlink:href="http://127.0.0.1:8012/api/categories" text:style-name="Internet_20_link" text:visited-style-name="Visited_20_Internet_20_Link"><text:span text:style-name="T11">http://127.0.0.1:8012/api/c</text:span></text:a><text:span text:style-name="T20">ountries</text:span><text:span text:style-name="T11">/</text:span><text:span text:style-name="T18">&lt;:id&gt;</text:span></text:p>
      <text:p text:style-name="P52"><text:span text:style-name="T11"/></text:p>
      <text:p text:style-name="P35"><text:span text:style-name="T12">METHOD :DELETE</text:span></text:p>
      <text:p text:style-name="P35"><text:span text:style-name="T12"/></text:p>
      <text:p text:style-name="P35"><text:span text:style-name="T12">RESPOSN</text:span><text:span text:style-name="T13">E</text:span><text:span text:style-name="T12"><text:line-break/>{</text:span></text:p>
      <text:p text:style-name="P35"><text:span text:style-name="T12"><text:s text:c="4"/>"success": true,</text:span></text:p>
      <text:p text:style-name="P35"><text:span text:style-name="T12"><text:s text:c="4"/>"message": "Deleted successfully."</text:span></text:p>
      <text:p text:style-name="P81"><text:span text:style-name="T27">}</text:span></text:p>
      <text:p text:style-name="P81"><text:span text:style-name="T27"/></text:p>
      <text:p text:style-name="P81"><text:span text:style-name="T27"/></text:p>
      <text:p text:style-name="P69"><text:span text:style-name="T27">16) STATES LIST</text:span></text:p>
      <text:p text:style-name="P69"><text:span text:style-name="T27"/></text:p>
      <text:p text:style-name="P53"><text:span text:style-name="T41">URL: </text:span><text:a xlink:type="simple" xlink:href="http://127.0.0.1:8012/api/categories" text:style-name="Internet_20_link" text:visited-style-name="Visited_20_Internet_20_Link"><text:span text:style-name="T11">http://127.0.0.1:8012/api/</text:span></text:a><text:span text:style-name="T21">states</text:span></text:p>
      <text:p text:style-name="P53"><text:span text:style-name="T11"/></text:p>
      <text:p text:style-name="P36"><text:span text:style-name="T12">METHOD :</text:span><text:span text:style-name="T13">GET</text:span></text:p>
      <text:p text:style-name="P36"><text:span text:style-name="T12"/></text:p>
      <text:p text:style-name="P36"><text:span text:style-name="T12">RESPOSN</text:span><text:span text:style-name="T13">E:</text:span></text:p>
      <text:p text:style-name="P36"><text:span text:style-name="T13"/></text:p>
      <text:p text:style-name="P42"><text:span text:style-name="T13">{</text:span></text:p>
      <text:p text:style-name="P42"><text:span text:style-name="T13"><text:s text:c="4"/>"success": true,</text:span></text:p>
      <text:p text:style-name="P42"><text:span text:style-name="T13"><text:s text:c="4"/>"data": [</text:span></text:p>
      <text:p text:style-name="P42"><text:span text:style-name="T13"><text:s text:c="8"/>{</text:span></text:p>
      <text:p text:style-name="P42"><text:span text:style-name="T13"><text:s text:c="12"/>"id": 1,</text:span></text:p>
      <text:p text:style-name="P42"><text:span text:style-name="T13"><text:s text:c="12"/>"country_id": 1,</text:span></text:p>
      <text:p text:style-name="P42"><text:span text:style-name="T13"><text:s text:c="12"/>"name": "Tamil Nadu",</text:span></text:p>
      <text:p text:style-name="P42"><text:span text:style-name="T13"><text:s text:c="12"/>"slug": "tamil-nadu",</text:span></text:p>
      <text:p text:style-name="P42"><text:span text:style-name="T13"><text:s text:c="12"/>"is_active": true,</text:span></text:p>
      <text:p text:style-name="P42"><text:span text:style-name="T13"><text:s text:c="12"/>"createdAt": "2020-03-29T11:56:41.000Z",</text:span></text:p>
      <text:p text:style-name="P42"><text:soft-page-break/><text:span text:style-name="T13"><text:s text:c="12"/>"updatedAt": "2020-03-29T11:56:41.000Z",</text:span></text:p>
      <text:p text:style-name="P42"><text:span text:style-name="T13"><text:s text:c="12"/>"deletedAt": null,</text:span></text:p>
      <text:p text:style-name="P42"><text:span text:style-name="T13"><text:s text:c="12"/>"country": {</text:span></text:p>
      <text:p text:style-name="P42"><text:span text:style-name="T13"><text:s text:c="16"/>"id": 1,</text:span></text:p>
      <text:p text:style-name="P42"><text:span text:style-name="T13"><text:s text:c="16"/>"name": "India",</text:span></text:p>
      <text:p text:style-name="P42"><text:span text:style-name="T13"><text:s text:c="16"/>"slug": "india",</text:span></text:p>
      <text:p text:style-name="P42"><text:span text:style-name="T13"><text:s text:c="16"/>"iso_code": null,</text:span></text:p>
      <text:p text:style-name="P42"><text:span text:style-name="T13"><text:s text:c="16"/>"createdAt": "2020-03-29T11:38:29.000Z",</text:span></text:p>
      <text:p text:style-name="P42"><text:span text:style-name="T13"><text:s text:c="16"/>"updatedAt": "2020-03-29T11:38:29.000Z",</text:span></text:p>
      <text:p text:style-name="P42"><text:span text:style-name="T13"><text:s text:c="16"/>"deletedAt": null,</text:span></text:p>
      <text:p text:style-name="P42"><text:span text:style-name="T13"><text:s text:c="16"/>"is_active": true</text:span></text:p>
      <text:p text:style-name="P42"><text:span text:style-name="T13"><text:s text:c="12"/>}</text:span></text:p>
      <text:p text:style-name="P42"><text:span text:style-name="T13"><text:s text:c="8"/>}</text:span></text:p>
      <text:p text:style-name="P42"><text:span text:style-name="T13"><text:s text:c="4"/>],</text:span></text:p>
      <text:p text:style-name="P42"><text:span text:style-name="T13"><text:s text:c="4"/>"count": 1</text:span></text:p>
      <text:p text:style-name="P42"><text:span text:style-name="T13">}</text:span></text:p>
      <text:p text:style-name="P92"><text:span text:style-name="T27"/></text:p>
      <text:p text:style-name="P92"><text:span text:style-name="T27"/></text:p>
      <text:p text:style-name="P70"><text:span text:style-name="T27">16) STATES </text:span><text:span text:style-name="T34">ADD</text:span></text:p>
      <text:p text:style-name="P70"><text:span text:style-name="T27"/></text:p>
      <text:p text:style-name="P54"><text:span text:style-name="T41">URL: </text:span><text:a xlink:type="simple" xlink:href="http://127.0.0.1:8012/api/categories" text:style-name="Internet_20_link" text:visited-style-name="Visited_20_Internet_20_Link"><text:span text:style-name="T11">http://127.0.0.1:8012/api/</text:span></text:a><text:span text:style-name="T21">states</text:span></text:p>
      <text:p text:style-name="P54"><text:span text:style-name="T11"/></text:p>
      <text:p text:style-name="P37"><text:span text:style-name="T12">METHOD :</text:span><text:span text:style-name="T14">POST</text:span></text:p>
      <text:p text:style-name="P37"><text:span text:style-name="T12"/></text:p>
      <text:p text:style-name="P43"><text:span text:style-name="T12">REQUEST:</text:span></text:p>
      <text:p text:style-name="P43"><text:span text:style-name="T12">{</text:span></text:p>
      <text:p text:style-name="P43"><text:span text:style-name="T12"><text:tab/>"name":"Tamil Nadu",</text:span></text:p>
      <text:p text:style-name="P43"><text:span text:style-name="T12"><text:tab/>"country_id":"1",</text:span></text:p>
      <text:p text:style-name="P43"><text:span text:style-name="T12"><text:tab/>"is_active":1</text:span></text:p>
      <text:p text:style-name="P43"><text:span text:style-name="T12">}<text:tab/></text:span></text:p>
      <text:p text:style-name="P43"><text:span text:style-name="T12"/></text:p>
      <text:p text:style-name="P82"><text:span text:style-name="T27">RESPOSN</text:span><text:span text:style-name="T33">E:</text:span></text:p>
      <text:p text:style-name="P82"><text:span text:style-name="T33"/></text:p>
      <text:p text:style-name="P95"><text:span text:style-name="T33">{</text:span></text:p>
      <text:p text:style-name="P95"><text:span text:style-name="T33"><text:s text:c="4"/>"success": true,</text:span></text:p>
      <text:p text:style-name="P95"><text:span text:style-name="T33"><text:s text:c="4"/>"data": {</text:span></text:p>
      <text:p text:style-name="P95"><text:span text:style-name="T33"><text:s text:c="8"/>"createdAt": "2020-03-29T11:56:41.856Z",</text:span></text:p>
      <text:p text:style-name="P95"><text:span text:style-name="T33"><text:s text:c="8"/>"name": "Tamil Nadu",</text:span></text:p>
      <text:p text:style-name="P95"><text:span text:style-name="T33"><text:s text:c="8"/>"country_id": "1",</text:span></text:p>
      <text:p text:style-name="P95"><text:span text:style-name="T33"><text:s text:c="8"/>"is_active": true,</text:span></text:p>
      <text:p text:style-name="P95"><text:span text:style-name="T33"><text:s text:c="8"/>"id": 1,</text:span></text:p>
      <text:p text:style-name="P95"><text:span text:style-name="T33"><text:s text:c="8"/>"slug": "tamil-nadu",</text:span></text:p>
      <text:p text:style-name="P95"><text:span text:style-name="T33"><text:s text:c="8"/>"updatedAt": "2020-03-29T11:56:41.857Z"</text:span></text:p>
      <text:p text:style-name="P95"><text:span text:style-name="T33"><text:s text:c="4"/>}</text:span></text:p>
      <text:p text:style-name="P95"><text:span text:style-name="T33">}</text:span></text:p>
      <text:p text:style-name="P95"><text:span text:style-name="T33"/></text:p>
      <text:p text:style-name="P72"><text:span text:style-name="T33">1</text:span><text:span text:style-name="T27">7) STATES EDIT</text:span></text:p>
      <text:p text:style-name="P72"><text:span text:style-name="T27"/></text:p>
      <text:p text:style-name="P55"><text:span text:style-name="T41">URL: </text:span><text:a xlink:type="simple" xlink:href="http://127.0.0.1:8012/api/categories" text:style-name="Internet_20_link" text:visited-style-name="Visited_20_Internet_20_Link"><text:span text:style-name="T11">http://127.0.0.1:8012/api/</text:span></text:a><text:span text:style-name="T21">states</text:span></text:p>
      <text:p text:style-name="P55"><text:span text:style-name="T11"/></text:p>
      <text:p text:style-name="P38"><text:span text:style-name="T12">METHOD :</text:span><text:span text:style-name="T15">PUT</text:span></text:p>
      <text:p text:style-name="P38"><text:span text:style-name="T12"/></text:p>
      <text:p text:style-name="P44"><text:span text:style-name="T12">REQUEST:</text:span></text:p>
      <text:p text:style-name="P44"><text:span text:style-name="T12">{</text:span></text:p>
      <text:p text:style-name="P44"><text:span text:style-name="T12"><text:tab/>"name":"Tamil Nadu",</text:span></text:p>
      <text:p text:style-name="P44"><text:span text:style-name="T12"><text:tab/>"country_id":"1",</text:span></text:p>
      <text:p text:style-name="P44"><text:span text:style-name="T12"><text:tab/>"is_active":1,</text:span></text:p>
      <text:p text:style-name="P44"><text:span text:style-name="T12"><text:tab/>“</text:span><text:span text:style-name="T15">id</text:span><text:span text:style-name="T12">”:</text:span><text:span text:style-name="T15">1</text:span></text:p>
      <text:p text:style-name="P44"><text:span text:style-name="T12">}<text:tab/></text:span></text:p>
      <text:p text:style-name="P38"><text:span text:style-name="T14"/></text:p>
      <text:p text:style-name="P44"><text:soft-page-break/><text:span text:style-name="T12"/></text:p>
      <text:p text:style-name="P83"><text:span text:style-name="T27">RESPON</text:span><text:span text:style-name="T35">S</text:span><text:span text:style-name="T33">E:</text:span></text:p>
      <text:p text:style-name="P83"><text:span text:style-name="T33"/></text:p>
      <text:p text:style-name="P98"><text:span text:style-name="T33">{</text:span></text:p>
      <text:p text:style-name="P98"><text:span text:style-name="T33"><text:s text:c="4"/>"success": true,</text:span></text:p>
      <text:p text:style-name="P98"><text:span text:style-name="T33"><text:s text:c="4"/>"message": "Updated successfully."</text:span></text:p>
      <text:p text:style-name="P98"><text:span text:style-name="T33">}</text:span></text:p>
      <text:p text:style-name="P98"><text:span text:style-name="T33"/></text:p>
      <text:p text:style-name="P98"><text:span text:style-name="T33"/></text:p>
      <text:p text:style-name="P74"><text:span text:style-name="T33">1</text:span><text:span text:style-name="T27">8) States DELETE</text:span></text:p>
      <text:p text:style-name="P74"><text:span text:style-name="T27"/></text:p>
      <text:p text:style-name="P56"><text:span text:style-name="T41">URL: </text:span><text:a xlink:type="simple" xlink:href="http://127.0.0.1:8012/api/categories" text:style-name="Internet_20_link" text:visited-style-name="Visited_20_Internet_20_Link"><text:span text:style-name="T11">http://127.0.0.1:8012/api/</text:span></text:a><text:span text:style-name="T22">states</text:span><text:span text:style-name="T11">/</text:span><text:span text:style-name="T18">&lt;:id&gt;</text:span></text:p>
      <text:p text:style-name="P56"><text:span text:style-name="T11"/></text:p>
      <text:p text:style-name="P39"><text:span text:style-name="T12">METHOD :DELETE</text:span></text:p>
      <text:p text:style-name="P39"><text:span text:style-name="T12"/></text:p>
      <text:p text:style-name="P39"><text:span text:style-name="T12">RESPOSN</text:span><text:span text:style-name="T13">E</text:span><text:span text:style-name="T12"><text:line-break/>{</text:span></text:p>
      <text:p text:style-name="P39"><text:span text:style-name="T12"><text:s text:c="4"/>"success": true,</text:span></text:p>
      <text:p text:style-name="P39"><text:span text:style-name="T12"><text:s text:c="4"/>"message": "Deleted successfully."</text:span></text:p>
      <text:p text:style-name="P84"><text:span text:style-name="T27">}</text:span></text:p>
      <text:p text:style-name="P100"/>
      <text:p text:style-name="P84"><text:span text:style-name="T27"/></text:p>
      <text:p text:style-name="P100"><text:span text:style-name="T36">19) CITY LIST</text:span></text:p>
      <text:p text:style-name="P100"><text:span text:style-name="T36"/></text:p>
      <text:p text:style-name="P57"><text:span text:style-name="T41">URL: </text:span><text:a xlink:type="simple" xlink:href="http://127.0.0.1:8012/api/categories" text:style-name="Internet_20_link" text:visited-style-name="Visited_20_Internet_20_Link"><text:span text:style-name="T11">http://127.0.0.1:8012/api/</text:span></text:a><text:span text:style-name="T23">cities</text:span></text:p>
      <text:p text:style-name="P57"><text:span text:style-name="T11"/></text:p>
      <text:p text:style-name="P40"><text:span text:style-name="T12">METHOD :</text:span><text:span text:style-name="T13">GET</text:span></text:p>
      <text:p text:style-name="P40"><text:span text:style-name="T12"/></text:p>
      <text:p text:style-name="P85"><text:span text:style-name="T36">RESPOSN</text:span><text:span text:style-name="T37">E:</text:span></text:p>
      <text:p text:style-name="P101"><text:span text:style-name="T27">{</text:span></text:p>
      <text:p text:style-name="P101"><text:span text:style-name="T27"><text:s text:c="4"/>"success": true,</text:span></text:p>
      <text:p text:style-name="P101"><text:span text:style-name="T27"><text:s text:c="4"/>"data": [</text:span></text:p>
      <text:p text:style-name="P101"><text:span text:style-name="T27"><text:s text:c="8"/>{</text:span></text:p>
      <text:p text:style-name="P101"><text:span text:style-name="T27"><text:s text:c="12"/>"id": 1,</text:span></text:p>
      <text:p text:style-name="P101"><text:span text:style-name="T27"><text:s text:c="12"/>"country_id": 1,</text:span></text:p>
      <text:p text:style-name="P101"><text:span text:style-name="T27"><text:s text:c="12"/>"state_id": 1,</text:span></text:p>
      <text:p text:style-name="P101"><text:span text:style-name="T27"><text:s text:c="12"/>"name": "Chennai",</text:span></text:p>
      <text:p text:style-name="P101"><text:span text:style-name="T27"><text:s text:c="12"/>"slug": "chennai",</text:span></text:p>
      <text:p text:style-name="P101"><text:span text:style-name="T27"><text:s text:c="12"/>"is_active": false,</text:span></text:p>
      <text:p text:style-name="P101"><text:span text:style-name="T27"><text:s text:c="12"/>"createdAt": "2020-03-29T12:10:22.000Z",</text:span></text:p>
      <text:p text:style-name="P101"><text:span text:style-name="T27"><text:s text:c="12"/>"updatedAt": "2020-03-29T12:10:22.000Z",</text:span></text:p>
      <text:p text:style-name="P101"><text:span text:style-name="T27"><text:s text:c="12"/>"deletedAt": null,</text:span></text:p>
      <text:p text:style-name="P101"><text:span text:style-name="T27"><text:s text:c="12"/>"state": {</text:span></text:p>
      <text:p text:style-name="P101"><text:span text:style-name="T27"><text:s text:c="16"/>"id": 1,</text:span></text:p>
      <text:p text:style-name="P101"><text:span text:style-name="T27"><text:s text:c="16"/>"country_id": 1,</text:span></text:p>
      <text:p text:style-name="P101"><text:span text:style-name="T27"><text:s text:c="16"/>"name": "Tamil Nadu",</text:span></text:p>
      <text:p text:style-name="P101"><text:span text:style-name="T27"><text:s text:c="16"/>"slug": "tamil-nadu",</text:span></text:p>
      <text:p text:style-name="P101"><text:span text:style-name="T27"><text:s text:c="16"/>"is_active": true,</text:span></text:p>
      <text:p text:style-name="P101"><text:span text:style-name="T27"><text:s text:c="16"/>"createdAt": "2020-03-29T11:56:41.000Z",</text:span></text:p>
      <text:p text:style-name="P101"><text:span text:style-name="T27"><text:s text:c="16"/>"updatedAt": "2020-03-29T11:56:41.000Z",</text:span></text:p>
      <text:p text:style-name="P101"><text:span text:style-name="T27"><text:s text:c="16"/>"deletedAt": null</text:span></text:p>
      <text:p text:style-name="P101"><text:span text:style-name="T27"><text:s text:c="12"/>},</text:span></text:p>
      <text:p text:style-name="P101"><text:span text:style-name="T27"><text:s text:c="12"/>"country": {</text:span></text:p>
      <text:p text:style-name="P101"><text:span text:style-name="T27"><text:s text:c="16"/>"id": 1,</text:span></text:p>
      <text:p text:style-name="P101"><text:span text:style-name="T27"><text:s text:c="16"/>"name": "India",</text:span></text:p>
      <text:p text:style-name="P101"><text:span text:style-name="T27"><text:s text:c="16"/>"slug": "india",</text:span></text:p>
      <text:p text:style-name="P101"><text:span text:style-name="T27"><text:s text:c="16"/>"iso_code": null,</text:span></text:p>
      <text:p text:style-name="P101"><text:span text:style-name="T27"><text:s text:c="16"/>"createdAt": "2020-03-29T11:38:29.000Z",</text:span></text:p>
      <text:p text:style-name="P101"><text:span text:style-name="T27"><text:s text:c="16"/>"updatedAt": "2020-03-29T11:38:29.000Z",</text:span></text:p>
      <text:p text:style-name="P101"><text:span text:style-name="T27"><text:s text:c="16"/>"deletedAt": null,</text:span></text:p>
      <text:p text:style-name="P101"><text:soft-page-break/><text:span text:style-name="T27"><text:s text:c="16"/>"is_active": true</text:span></text:p>
      <text:p text:style-name="P101"><text:span text:style-name="T27"><text:s text:c="12"/>}</text:span></text:p>
      <text:p text:style-name="P101"><text:span text:style-name="T27"><text:s text:c="8"/>}</text:span></text:p>
      <text:p text:style-name="P101"><text:span text:style-name="T27"><text:s text:c="4"/>],</text:span></text:p>
      <text:p text:style-name="P101"><text:span text:style-name="T27"><text:s text:c="4"/>"count": 1</text:span></text:p>
      <text:p text:style-name="P101"><text:span text:style-name="T27">}</text:span></text:p>
      <text:p text:style-name="P101"><text:span text:style-name="T27"/></text:p>
      <text:p text:style-name="P101"><text:span text:style-name="T27"/></text:p>
      <text:p text:style-name="P71"><text:span text:style-name="T38">20</text:span><text:span text:style-name="T27">) </text:span><text:span text:style-name="T38">CITY</text:span><text:span text:style-name="T27"> </text:span><text:span text:style-name="T34">ADD</text:span></text:p>
      <text:p text:style-name="P71"><text:span text:style-name="T27"/></text:p>
      <text:p text:style-name="P58"><text:span text:style-name="T41">URL: </text:span><text:a xlink:type="simple" xlink:href="http://127.0.0.1:8012/api/categories" text:style-name="Internet_20_link" text:visited-style-name="Visited_20_Internet_20_Link"><text:span text:style-name="T11">http://127.0.0.1:8012/api/</text:span></text:a><text:span text:style-name="T24">cities</text:span></text:p>
      <text:p text:style-name="P58"><text:span text:style-name="T11"/></text:p>
      <text:p text:style-name="P41"><text:span text:style-name="T12">METHOD :</text:span><text:span text:style-name="T14">POST</text:span></text:p>
      <text:p text:style-name="P41"><text:span text:style-name="T12"/></text:p>
      <text:p text:style-name="P45"><text:span text:style-name="T12">REQUEST:</text:span></text:p>
      <text:p text:style-name="P45"><text:span text:style-name="T12">{</text:span></text:p>
      <text:p text:style-name="P45"><text:span text:style-name="T12"><text:tab/>"name":"</text:span><text:span text:style-name="T16">Chennai</text:span><text:span text:style-name="T12">",</text:span></text:p>
      <text:p text:style-name="P45"><text:span text:style-name="T12"><text:tab/>"country_id":"1",</text:span></text:p>
      <text:p text:style-name="P45"><text:span text:style-name="T12"><text:tab/>“</text:span><text:span text:style-name="T16">state_id</text:span><text:span text:style-name="T12">”:</text:span><text:span text:style-name="T16">1,</text:span></text:p>
      <text:p text:style-name="P45"><text:span text:style-name="T12"><text:tab/>"is_active":1</text:span></text:p>
      <text:p text:style-name="P45"><text:span text:style-name="T12">}<text:tab/></text:span></text:p>
      <text:p text:style-name="P45"><text:span text:style-name="T12"/></text:p>
      <text:p text:style-name="P86"><text:span text:style-name="T27">RESPOSN</text:span><text:span text:style-name="T33">E:</text:span></text:p>
      <text:p text:style-name="P86"><text:span text:style-name="T33"/></text:p>
      <text:p text:style-name="P102"><text:span text:style-name="T33">{</text:span></text:p>
      <text:p text:style-name="P102"><text:span text:style-name="T33"><text:s text:c="4"/>"success": true,</text:span></text:p>
      <text:p text:style-name="P102"><text:span text:style-name="T33"><text:s text:c="4"/>"data": {</text:span></text:p>
      <text:p text:style-name="P102"><text:span text:style-name="T33"><text:s text:c="8"/>"createdAt": "2020-03-29T12:14:44.918Z",</text:span></text:p>
      <text:p text:style-name="P102"><text:span text:style-name="T33"><text:s text:c="8"/>"is_active": false,</text:span></text:p>
      <text:p text:style-name="P102"><text:span text:style-name="T33"><text:s text:c="8"/>"id": 3,</text:span></text:p>
      <text:p text:style-name="P102"><text:span text:style-name="T33"><text:s text:c="8"/>"name": "Chennai",</text:span></text:p>
      <text:p text:style-name="P102"><text:span text:style-name="T33"><text:s text:c="8"/>"country_id": 1,</text:span></text:p>
      <text:p text:style-name="P102"><text:span text:style-name="T33"><text:s text:c="8"/>"state_id": 1,</text:span></text:p>
      <text:p text:style-name="P102"><text:span text:style-name="T33"><text:s text:c="8"/>"slug": "chennai1",</text:span></text:p>
      <text:p text:style-name="P102"><text:span text:style-name="T33"><text:s text:c="8"/>"updatedAt": "2020-03-29T12:14:44.918Z"</text:span></text:p>
      <text:p text:style-name="P102"><text:span text:style-name="T33"><text:s text:c="4"/>}</text:span></text:p>
      <text:p text:style-name="P102"><text:span text:style-name="T33">}</text:span></text:p>
      <text:p text:style-name="P97"><text:span text:style-name="T33"/></text:p>
      <text:p text:style-name="P73"><text:span text:style-name="T39">21</text:span><text:span text:style-name="T27">) </text:span><text:span text:style-name="T39">CITY</text:span><text:span text:style-name="T27"> EDIT</text:span></text:p>
      <text:p text:style-name="P73"><text:span text:style-name="T27"/></text:p>
      <text:p text:style-name="P58"><text:span text:style-name="T41">URL: </text:span><text:a xlink:type="simple" xlink:href="http://127.0.0.1:8012/api/categories" text:style-name="Internet_20_link" text:visited-style-name="Visited_20_Internet_20_Link"><text:span text:style-name="T11">http://127.0.0.1:8012/api/</text:span></text:a><text:span text:style-name="T25">cities</text:span></text:p>
      <text:p text:style-name="P58"><text:span text:style-name="T11"/></text:p>
      <text:p text:style-name="P41"><text:span text:style-name="T12">METHOD :</text:span><text:span text:style-name="T15">PUT</text:span></text:p>
      <text:p text:style-name="P41"><text:span text:style-name="T12"/></text:p>
      <text:p text:style-name="P45"><text:span text:style-name="T12">REQUEST:</text:span></text:p>
      <text:p text:style-name="P46"><text:span text:style-name="T12">{</text:span></text:p>
      <text:p text:style-name="P46"><text:span text:style-name="T12"><text:tab/>"name":"</text:span><text:span text:style-name="T16">Chennai</text:span><text:span text:style-name="T12">",</text:span></text:p>
      <text:p text:style-name="P46"><text:span text:style-name="T12"><text:tab/>"country_id":"1",</text:span></text:p>
      <text:p text:style-name="P46"><text:span text:style-name="T12"><text:tab/>“</text:span><text:span text:style-name="T16">state_id</text:span><text:span text:style-name="T12">”:</text:span><text:span text:style-name="T16">1,</text:span></text:p>
      <text:p text:style-name="P46"><text:span text:style-name="T12"><text:tab/>"is_active":1,</text:span></text:p>
      <text:p text:style-name="P46"><text:span text:style-name="T12"><text:tab/>“</text:span><text:span text:style-name="T17">id</text:span><text:span text:style-name="T12">”:</text:span><text:span text:style-name="T17">1</text:span></text:p>
      <text:p text:style-name="P46"><text:span text:style-name="T12">}<text:tab/></text:span></text:p>
      <text:p text:style-name="P46"><text:span text:style-name="T12"/></text:p>
      <text:p text:style-name="P41"><text:span text:style-name="T14"/></text:p>
      <text:p text:style-name="P45"><text:span text:style-name="T12"/></text:p>
      <text:p text:style-name="P86"><text:span text:style-name="T27">RESPON</text:span><text:span text:style-name="T35">S</text:span><text:span text:style-name="T33">E:</text:span></text:p>
      <text:p text:style-name="P86"><text:span text:style-name="T33"/></text:p>
      <text:p text:style-name="P99"><text:span text:style-name="T33">{</text:span></text:p>
      <text:p text:style-name="P99"><text:span text:style-name="T33"><text:s text:c="4"/>"success": true,</text:span></text:p>
      <text:p text:style-name="P99"><text:span text:style-name="T33"><text:s text:c="4"/>"message": "Updated successfully."</text:span></text:p>
      <text:p text:style-name="P99"><text:soft-page-break/><text:span text:style-name="T33">}</text:span></text:p>
      <text:p text:style-name="P99"><text:span text:style-name="T33"/></text:p>
      <text:p text:style-name="P99"><text:span text:style-name="T33"/></text:p>
      <text:p text:style-name="P75"><text:span text:style-name="T40">22</text:span><text:span text:style-name="T27">) </text:span><text:span text:style-name="T40">CITY</text:span><text:span text:style-name="T27"> DELETE</text:span></text:p>
      <text:p text:style-name="P75"><text:span text:style-name="T27"/></text:p>
      <text:p text:style-name="P58"><text:span text:style-name="T41">URL: </text:span><text:a xlink:type="simple" xlink:href="http://127.0.0.1:8012/api/categories" text:style-name="Internet_20_link" text:visited-style-name="Visited_20_Internet_20_Link"><text:span text:style-name="T11">http://127.0.0.1:8012/api/</text:span></text:a><text:a xlink:type="simple" xlink:href="http://127.0.0.1:8012/api/categories" text:style-name="Internet_20_link" text:visited-style-name="Visited_20_Internet_20_Link"><text:span text:style-name="T26">c</text:span></text:a><text:span text:style-name="T26">ities</text:span><text:span text:style-name="T11">/</text:span><text:span text:style-name="T18">&lt;:id&gt;</text:span></text:p>
      <text:p text:style-name="P58"><text:span text:style-name="T11"/></text:p>
      <text:p text:style-name="P41"><text:span text:style-name="T12">METHOD :DELETE</text:span></text:p>
      <text:p text:style-name="P41"><text:span text:style-name="T12"/></text:p>
      <text:p text:style-name="P41"><text:span text:style-name="T12">RESPOSN</text:span><text:span text:style-name="T13">E</text:span><text:span text:style-name="T12"><text:line-break/>{</text:span></text:p>
      <text:p text:style-name="P41"><text:span text:style-name="T12"><text:s text:c="4"/>"success": true,</text:span></text:p>
      <text:p text:style-name="P41"><text:span text:style-name="T12"><text:s text:c="4"/>"message": "Deleted successfully."</text:span></text:p>
      <text:p text:style-name="P86"><text:span text:style-name="T27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0:24:00.359528842</meta:creation-date>
    <dc:date>2020-03-29T17:46:02.251746472</dc:date>
    <meta:editing-duration>PT6H5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10" meta:paragraph-count="382" meta:word-count="700" meta:character-count="8183" meta:non-whitespace-character-count="6203"/>
  </office:meta>
</office:document-meta>
</file>